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7661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646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1.2673in"/>
    </style:style>
    <style:style style:name="co15" style:family="table-column">
      <style:table-column-properties fo:break-before="auto" style:column-width="0.8252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0.402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1.2866in"/>
    </style:style>
    <style:style style:name="co27" style:family="table-column">
      <style:table-column-properties fo:break-before="auto" style:column-width="1.2083in"/>
    </style:style>
    <style:style style:name="co28" style:family="table-column">
      <style:table-column-properties fo:break-before="auto" style:column-width="1.5811in"/>
    </style:style>
    <style:style style:name="co29" style:family="table-column">
      <style:table-column-properties fo:break-before="auto" style:column-width="1.1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0.9717in" fo:break-before="auto" style:use-optimal-row-height="true"/>
    </style:style>
    <style:style style:name="ro8" style:family="table-row">
      <style:table-row-properties style:row-height="1.1307in" fo:break-before="auto" style:use-optimal-row-height="true"/>
    </style:style>
    <style:style style:name="ro9" style:family="table-row">
      <style:table-row-properties style:row-height="1.6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56" style:family="table-cell" style:parent-style-name="Default">
      <style:text-properties fo:color="#000000"/>
    </style:style>
    <style:style style:name="ce68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0" style:family="table-cell" style:parent-style-name="Default">
      <style:table-cell-properties fo:background-color="#dee6ef"/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32" style:family="table-cell" style:parent-style-name="Default">
      <style:text-properties fo:color="#b2b2b2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40" style:family="table-cell" style:parent-style-name="Default">
      <style:text-properties fo:color="#b2b2b2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7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72" style:family="table-cell" style:parent-style-name="Default">
      <style:text-properties fo:color="#ff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123" style:family="table-cell" style:parent-style-name="Default">
      <style:table-cell-properties fo:wrap-option="wrap"/>
      <style:text-properties fo:color="#000000"/>
    </style:style>
    <style:style style:name="ce126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40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120" style:family="table-cell" style:parent-style-name="Default" style:data-style-name="N104">
      <style:table-cell-properties fo:background-color="#dee6ef"/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119" style:family="table-cell" style:parent-style-name="Default" style:data-style-name="N104">
      <style:text-properties fo:color="#b2b2b2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55" style:family="table-cell" style:parent-style-name="Default" style:data-style-name="N0">
      <style:table-cell-properties fo:wrap-option="wrap"/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158" style:family="table-cell" style:parent-style-name="Default" style:data-style-name="N2">
      <style:table-cell-properties fo:wrap-option="wrap"/>
    </style:style>
    <style:style style:name="ce159" style:family="table-cell" style:parent-style-name="Default" style:data-style-name="N2">
      <style:table-cell-properties fo:background-color="transparent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44" style:family="table-cell" style:parent-style-name="Default" style:data-style-name="N2">
      <style:table-cell-properties fo:background-color="#dee6ef"/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41" style:family="table-cell" style:parent-style-name="Default" style:data-style-name="N2">
      <style:table-cell-properties fo:background-color="transparent"/>
      <style:text-properties fo:color="#b2b2b2"/>
    </style:style>
    <style:style style:name="ce102" style:family="table-cell" style:parent-style-name="Default" style:data-style-name="N101">
      <style:text-properties fo:color="#c9211e"/>
    </style:style>
    <style:style style:name="ce175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153" style:family="table-cell" style:parent-style-name="Default">
      <style:table-cell-properties fo:background-color="transparent"/>
      <style:text-properties fo:color="#b2b2b2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45" style:family="table-cell" style:parent-style-name="Default">
      <style:table-cell-properties fo:background-color="#e8f2a1"/>
      <style:text-properties fo:color="#999999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65" style:family="table-cell" style:parent-style-name="Default">
      <style:table-cell-properties fo:background-color="transparent"/>
    </style:style>
    <style:style style:name="ce19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1" table:default-cell-style-name="ce79"/>
        <table:table-column table:style-name="co5" table:default-cell-style-name="ce68"/>
        <table:table-column table:style-name="co14" table:default-cell-style-name="Default"/>
        <table:table-column table:style-name="co15" table:visibility="collapse" table:default-cell-style-name="ce56"/>
        <table:table-column table:style-name="co16" table:default-cell-style-name="ce10"/>
        <table:table-column table:style-name="co16" table:number-columns-repeated="28" table:default-cell-style-name="Default"/>
        <table:table-column table:style-name="co17" table:number-columns-repeated="978" table:default-cell-style-name="Default"/>
        <table:table-row table:style-name="ro1">
          <table:table-cell table:number-columns-repeated="2"/>
          <table:table-cell table:style-name="ce89"/>
          <table:table-cell table:style-name="ce107" table:number-columns-repeated="3"/>
          <table:table-cell table:style-name="ce57"/>
          <table:table-cell/>
          <table:table-cell table:style-name="ce126" table:number-columns-repeated="2"/>
          <table:table-cell table:style-name="ce155" office:value-type="float" office:value="250" calcext:value-type="float">
            <text:p>250</text:p>
          </table:table-cell>
          <table:table-cell table:style-name="ce107" table:number-columns-repeated="2"/>
          <table:table-cell table:style-name="ce158"/>
          <table:table-cell table:style-name="ce175"/>
          <table:table-cell table:style-name="ce107"/>
          <table:table-cell table:style-name="ce123"/>
          <table:table-cell table:style-name="ce87"/>
          <table:table-cell table:style-name="ce107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7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7" office:value-type="string" calcext:value-type="string">
            <text:p>Part Height</text:p>
          </table:table-cell>
          <table:table-cell table:style-name="ce123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6" office:value-type="string" calcext:value-type="string">
            <text:p>$/</text:p>
            <text:p>Part</text:p>
          </table:table-cell>
          <table:table-cell table:style-name="ce126" office:value-type="string" calcext:value-type="string">
            <text:p>$/</text:p>
            <text:p>LiBCM</text:p>
          </table:table-cell>
          <table:table-cell table:style-name="ce126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7" office:value-type="string" calcext:value-type="string">
            <text:p>QTY</text:p>
            <text:p>needed</text:p>
            <text:p>For n LiBCMs</text:p>
          </table:table-cell>
          <table:table-cell table:style-name="ce107" office:value-type="string" calcext:value-type="string">
            <text:p>QTY on hand</text:p>
          </table:table-cell>
          <table:table-cell table:style-name="ce158" office:value-type="string" calcext:value-type="string">
            <text:p>$ spent</text:p>
            <text:p>thus far</text:p>
          </table:table-cell>
          <table:table-cell table:style-name="ce175" office:value-type="string" calcext:value-type="string">
            <text:p>Additional</text:p>
            <text:p>QTY to order for</text:p>
            <text:p>n PCBs</text:p>
          </table:table-cell>
          <table:table-cell table:style-name="ce107" office:value-type="string" calcext:value-type="string">
            <office:annotation draw:style-name="gr1" draw:text-style-name="P2" svg:width="1.1413in" svg:height="1.0122in" svg:x="13.1126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23" office:value-type="string" calcext:value-type="string">
            <text:p/>
            <text:p>Digikey stock</text:p>
            <text:p>2021NOV10</text:p>
          </table:table-cell>
          <table:table-cell table:style-name="ce187" office:value-type="string" calcext:value-type="string">
            <text:p>Planning</text:p>
          </table:table-cell>
          <table:table-cell table:style-name="ce107" office:value-type="string" calcext:value-type="string">
            <text:p>Octopart</text:p>
            <text:p>QTY 2022</text:p>
            <text:p>MAY10</text:p>
          </table:table-cell>
          <table:table-cell table:style-name="ce107" table:number-columns-repeated="27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89"/>
          <table:table-cell table:style-name="ce107"/>
          <table:table-cell table:style-name="ce89"/>
          <table:table-cell table:style-name="ce107"/>
          <table:table-cell table:style-name="ce57"/>
          <table:table-cell/>
          <table:table-cell table:style-name="ce126" table:number-columns-repeated="3"/>
          <table:table-cell table:style-name="ce107" table:number-columns-repeated="2"/>
          <table:table-cell table:style-name="ce158"/>
          <table:table-cell table:style-name="ce175"/>
          <table:table-cell table:style-name="ce107"/>
          <table:table-cell table:style-name="ce123"/>
          <table:table-cell table:style-name="ce87"/>
          <table:table-cell table:style-name="ce107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90" office:value-type="string" calcext:value-type="string">
            <text:p>Seeedstudio</text:p>
          </table:table-cell>
          <table:table-cell table:style-name="ce56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6.6" calcext:value-type="currency">
            <text:p>$16.60</text:p>
          </table:table-cell>
          <table:table-cell table:style-name="ce69" table:formula="of:=[.I4]*[.H4]" office:value-type="currency" office:currency="USD" office:value="16.6" calcext:value-type="currency">
            <text:p>$16.60</text:p>
          </table:table-cell>
          <table:table-cell table:style-name="ce69" table:formula="of:=[.J4]*[.K$1]" office:value-type="currency" office:currency="USD" office:value="4150" calcext:value-type="currency">
            <text:p>$4,150.00</text:p>
          </table:table-cell>
          <table:table-cell table:style-name="ce68" table:formula="of:=[.H4]*[.$K$1]" office:value-type="float" office:value="250" calcext:value-type="float">
            <text:p>250</text:p>
          </table:table-cell>
          <table:table-cell table:style-name="ce68" office:value-type="float" office:value="100" calcext:value-type="float">
            <text:p>100</text:p>
          </table:table-cell>
          <table:table-cell table:style-name="ce159" table:formula="of:=[.M4]*[.I4]" office:value-type="float" office:value="1660" calcext:value-type="float">
            <text:p>1660.00</text:p>
          </table:table-cell>
          <table:table-cell table:formula="of:=IF(MAX(0;([.L4]-[.M4]));MAX(0;([.L4]-[.M4]));&quot; &quot;)" office:value-type="float" office:value="150" calcext:value-type="float">
            <text:p>150</text:p>
          </table:table-cell>
          <table:table-cell table:style-name="ce56"/>
          <table:table-cell office:value-type="string" calcext:value-type="string">
            <text:p>-</text:p>
          </table:table-cell>
          <table:table-cell table:style-name="ce54"/>
          <table:table-cell table:style-name="ce56" office:value-type="string" calcext:value-type="string">
            <text:p>-</text:p>
          </table:table-cell>
          <table:table-cell table:style-name="ce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JT20R0TR-ND</text:p>
          </table:table-cell>
          <table:table-cell table:style-name="ce90" office:value-type="float" office:value="20" calcext:value-type="float">
            <text:p>2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9)</text:p>
          </table:table-cell>
          <table:table-cell table:style-name="ce56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68" table:formula="of:=[.H5]*[.$K$1]" office:value-type="float" office:value="4250" calcext:value-type="float">
            <text:p>4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9" table:formula="of:=[.M5]*[.I5]" office:value-type="float" office:value="30" calcext:value-type="float">
            <text:p>30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56" office:value-type="float" office:value="240000" calcext:value-type="float">
            <text:p>240000</text:p>
          </table:table-cell>
          <table:table-cell table:style-name="ce56" table:number-columns-repeated="44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12(22)</text:p>
          </table:table-cell>
          <table:table-cell table:style-name="ce56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68" table:formula="of:=[.H6]*[.$K$1]" office:value-type="float" office:value="15250" calcext:value-type="float">
            <text:p>15250</text:p>
          </table:table-cell>
          <table:table-cell table:style-name="ce68" office:value-type="float" office:value="17300" calcext:value-type="float">
            <text:p>17300</text:p>
          </table:table-cell>
          <table:table-cell table:style-name="ce159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56" office:value-type="float" office:value="95000" calcext:value-type="float">
            <text:p>9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00RTR-ND</text:p>
          </table:table-cell>
          <table:table-cell table:style-name="ce90" office:value-type="float" office:value="100" calcext:value-type="float">
            <text:p>10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8)</text:p>
          </table:table-cell>
          <table:table-cell table:style-name="ce56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68" table:formula="of:=[.H7]*[.$K$1]" office:value-type="float" office:value="25000" calcext:value-type="float">
            <text:p>250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9" table:formula="of:=[.M7]*[.I7]" office:value-type="float" office:value="120" calcext:value-type="float">
            <text:p>12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56" office:value-type="float" office:value="7000000" calcext:value-type="float">
            <text:p>70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2)</text:p>
          </table:table-cell>
          <table:table-cell table:style-name="ce56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68" table:formula="of:=[.H8]*[.$K$1]" office:value-type="float" office:value="2500" calcext:value-type="float">
            <text:p>2500</text:p>
          </table:table-cell>
          <table:table-cell table:style-name="ce68" office:value-type="float" office:value="11290" calcext:value-type="float">
            <text:p>11290</text:p>
          </table:table-cell>
          <table:table-cell table:style-name="ce159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56" office:value-type="float" office:value="20000" calcext:value-type="float">
            <text:p>2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1)</text:p>
          </table:table-cell>
          <table:table-cell table:style-name="ce56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68" table:formula="of:=[.H9]*[.$K$1]" office:value-type="float" office:value="21500" calcext:value-type="float">
            <text:p>215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9" table:formula="of:=[.M9]*[.I9]" office:value-type="float" office:value="120" calcext:value-type="float">
            <text:p>12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56" office:value-type="float" office:value="100000" calcext:value-type="float">
            <text:p>1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10)</text:p>
          </table:table-cell>
          <table:table-cell table:style-name="ce56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68" table:formula="of:=[.H10]*[.$K$1]" office:value-type="float" office:value="3500" calcext:value-type="float">
            <text:p>35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32380" calcext:value-type="float">
            <text:p>32380</text:p>
          </table:table-cell>
          <table:table-cell table:style-name="ce7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05)</text:p>
          </table:table-cell>
          <table:table-cell table:style-name="ce56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68" table:formula="of:=[.H11]*[.$K$1]" office:value-type="float" office:value="7250" calcext:value-type="float">
            <text:p>7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9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56" office:value-type="float" office:value="43000" calcext:value-type="float">
            <text:p>4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3)</text:p>
          </table:table-cell>
          <table:table-cell table:style-name="ce56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68" table:formula="of:=[.H12]*[.$K$1]" office:value-type="float" office:value="1750" calcext:value-type="float">
            <text:p>1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29357" calcext:value-type="float">
            <text:p>29357</text:p>
          </table:table-cell>
          <table:table-cell table:style-name="ce7"/>
          <table:table-cell table:style-name="ce56" office:value-type="float" office:value="73000" calcext:value-type="float">
            <text:p>7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2)</text:p>
          </table:table-cell>
          <table:table-cell table:style-name="ce56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68" table:formula="of:=[.H13]*[.$K$1]" office:value-type="float" office:value="2000" calcext:value-type="float">
            <text:p>20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771" calcext:value-type="float">
            <text:p>1771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1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68" table:formula="of:=[.H14]*[.$K$1]" office:value-type="float" office:value="2750" calcext:value-type="float">
            <text:p>2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8233" calcext:value-type="float">
            <text:p>18233</text:p>
          </table:table-cell>
          <table:table-cell table:style-name="ce7"/>
          <table:table-cell table:style-name="ce56" office:value-type="float" office:value="6780" calcext:value-type="float">
            <text:p>678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68" table:formula="of:=[.H15]*[.$K$1]" office:value-type="float" office:value="3000" calcext:value-type="float">
            <text:p>3000</text:p>
          </table:table-cell>
          <table:table-cell table:style-name="ce68" office:value-type="float" office:value="4471" calcext:value-type="float">
            <text:p>4471</text:p>
          </table:table-cell>
          <table:table-cell table:style-name="ce159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08569" calcext:value-type="float">
            <text:p>108569</text:p>
          </table:table-cell>
          <table:table-cell table:style-name="ce7"/>
          <table:table-cell table:style-name="ce56" office:value-type="float" office:value="1200000" calcext:value-type="float">
            <text:p>12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56" office:value-type="float" office:value="0.95" calcext:value-type="float">
            <text:p>0.95</text:p>
          </table:table-cell>
          <table:table-cell table:style-name="ce56" office:value-type="string" calcext:value-type="string">
            <text:p>8(04)</text:p>
          </table:table-cell>
          <table:table-cell table:style-name="ce56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68" table:formula="of:=[.H16]*[.$K$1]" office:value-type="float" office:value="22250" calcext:value-type="float">
            <text:p>22250</text:p>
          </table:table-cell>
          <table:table-cell table:style-name="ce68" office:value-type="float" office:value="23800" calcext:value-type="float">
            <text:p>23800</text:p>
          </table:table-cell>
          <table:table-cell table:style-name="ce159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9"/>
          <table:table-cell table:style-name="ce56" office:value-type="float" office:value="380000" calcext:value-type="float">
            <text:p>38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56" office:value-type="float" office:value="1.35" calcext:value-type="float">
            <text:p>1.35</text:p>
          </table:table-cell>
          <table:table-cell table:style-name="ce56" office:value-type="string" calcext:value-type="string">
            <text:p>8(15)</text:p>
          </table:table-cell>
          <table:table-cell table:style-name="ce56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68" table:formula="of:=[.H17]*[.$K$1]" office:value-type="float" office:value="10000" calcext:value-type="float">
            <text:p>10000</text:p>
          </table:table-cell>
          <table:table-cell table:style-name="ce68" office:value-type="float" office:value="13500" calcext:value-type="float">
            <text:p>13500</text:p>
          </table:table-cell>
          <table:table-cell table:style-name="ce159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56" office:value-type="float" office:value="8000000" calcext:value-type="float">
            <text:p>80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56" office:value-type="float" office:value="2.7" calcext:value-type="float">
            <text:p>2.7</text:p>
          </table:table-cell>
          <table:table-cell table:style-name="ce56" office:value-type="string" calcext:value-type="string">
            <text:p>8(17)</text:p>
          </table:table-cell>
          <table:table-cell table:style-name="ce56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68" table:formula="of:=[.H18]*[.$K$1]" office:value-type="float" office:value="2250" calcext:value-type="float">
            <text:p>2250</text:p>
          </table:table-cell>
          <table:table-cell table:style-name="ce68" office:value-type="float" office:value="3000" calcext:value-type="float">
            <text:p>3000</text:p>
          </table:table-cell>
          <table:table-cell table:style-name="ce159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56" office:value-type="float" office:value="1.5" calcext:value-type="float">
            <text:p>1.5</text:p>
          </table:table-cell>
          <table:table-cell table:style-name="ce56" office:value-type="string" calcext:value-type="string">
            <text:p>8(07)</text:p>
          </table:table-cell>
          <table:table-cell table:style-name="ce56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68" table:formula="of:=[.H19]*[.$K$1]" office:value-type="float" office:value="3500" calcext:value-type="float">
            <text:p>3500</text:p>
          </table:table-cell>
          <table:table-cell table:style-name="ce68" office:value-type="float" office:value="6050" calcext:value-type="float">
            <text:p>6050</text:p>
          </table:table-cell>
          <table:table-cell table:style-name="ce159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56" office:value-type="float" office:value="8000" calcext:value-type="float">
            <text:p>8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BMS Discharge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RSC002P03T316 (original)</text:p>
            <text:p><text:span text:style-name="T2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8(14)</text:p>
          </table:table-cell>
          <table:table-cell table:style-name="ce56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68" table:formula="of:=[.H20]*[.$K$1]" office:value-type="float" office:value="15500" calcext:value-type="float">
            <text:p>15500</text:p>
          </table:table-cell>
          <table:table-cell table:style-name="ce68" office:value-type="float" office:value="23400" calcext:value-type="float">
            <text:p>23400</text:p>
          </table:table-cell>
          <table:table-cell table:style-name="ce159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56" office:value-type="float" office:value="9000" calcext:value-type="float">
            <text:p>9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LE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string" calcext:value-type="string">
            <text:p>8(19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68" table:formula="of:=[.H21]*[.$K$1]" office:value-type="float" office:value="2750" calcext:value-type="float">
            <text:p>2750</text:p>
          </table:table-cell>
          <table:table-cell table:style-name="ce68" office:value-type="float" office:value="3450" calcext:value-type="float">
            <text:p>3450</text:p>
          </table:table-cell>
          <table:table-cell table:style-name="ce159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60000" calcext:value-type="float">
            <text:p>60000</text:p>
          </table:table-cell>
          <table:table-cell table:style-name="ce7"/>
          <table:table-cell table:style-name="ce56" office:value-type="float" office:value="900000" calcext:value-type="float">
            <text:p>9000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en Drain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string" calcext:value-type="string">
            <text:p>8(20)</text:p>
          </table:table-cell>
          <table:table-cell table:style-name="ce56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1.287" calcext:value-type="currency">
            <text:p>$1.29</text:p>
          </table:table-cell>
          <table:table-cell table:style-name="ce69" table:formula="of:=[.J22]*[.K$1]" office:value-type="currency" office:currency="USD" office:value="321.75" calcext:value-type="currency">
            <text:p>$321.75</text:p>
          </table:table-cell>
          <table:table-cell table:style-name="ce68" table:formula="of:=[.H22]*[.$K$1]" office:value-type="float" office:value="3250" calcext:value-type="float">
            <text:p>3250</text:p>
          </table:table-cell>
          <table:table-cell table:style-name="ce68" office:value-type="float" office:value="6100" calcext:value-type="float">
            <text:p>6100</text:p>
          </table:table-cell>
          <table:table-cell table:style-name="ce159" table:formula="of:=[.M22]*[.I22]" office:value-type="float" office:value="603.9" calcext:value-type="float">
            <text:p>603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89" calcext:value-type="float">
            <text:p>5689</text:p>
          </table:table-cell>
          <table:table-cell table:style-name="Default"/>
          <table:table-cell table:style-name="ce56" office:value-type="float" office:value="46000" calcext:value-type="float">
            <text:p>46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LTC 5V Gener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23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68" table:formula="of:=[.H23]*[.$K$1]" office:value-type="float" office:value="1250" calcext:value-type="float">
            <text:p>1250</text:p>
          </table:table-cell>
          <table:table-cell table:style-name="ce68" office:value-type="float" office:value="2025" calcext:value-type="float">
            <text:p>2025</text:p>
          </table:table-cell>
          <table:table-cell table:style-name="ce159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56" office:value-type="float" office:value="2560000" calcext:value-type="float">
            <text:p>256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Therm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21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68" table:formula="of:=[.H24]*[.$K$1]" office:value-type="float" office:value="1250" calcext:value-type="float">
            <text:p>1250</text:p>
          </table:table-cell>
          <table:table-cell table:style-name="ce68" office:value-type="float" office:value="1525" calcext:value-type="float">
            <text:p>1525</text:p>
          </table:table-cell>
          <table:table-cell table:style-name="ce159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56" office:value-type="float" office:value="144" calcext:value-type="float">
            <text:p>14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Flyback Diod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N4148WRHGTR-ND</text:p>
          </table:table-cell>
          <table:table-cell table:style-name="ce68" office:value-type="string" calcext:value-type="string">
            <text:p>Diod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06)</text:p>
          </table:table-cell>
          <table:table-cell table:style-name="ce56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68" table:formula="of:=[.H25]*[.$K$1]" office:value-type="float" office:value="1000" calcext:value-type="float">
            <text:p>1000</text:p>
          </table:table-cell>
          <table:table-cell table:style-name="ce68" office:value-type="float" office:value="3100" calcext:value-type="float">
            <text:p>3100</text:p>
          </table:table-cell>
          <table:table-cell table:style-name="ce159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352" calcext:value-type="float">
            <text:p>56352</text:p>
          </table:table-cell>
          <table:table-cell table:style-name="ce7"/>
          <table:table-cell table:style-name="ce56" office:value-type="float" office:value="650000" calcext:value-type="float">
            <text:p>6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9" office:value-type="string" calcext:value-type="string">
            <text:p>P&amp;P - M Tip</text:p>
          </table:table-cell>
          <table:table-cell table:style-name="ce68" office:value-type="string" calcext:value-type="string">
            <text:p>Grid Charger Diode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S12MCV7GCT-ND</text:p>
          </table:table-cell>
          <table:table-cell table:style-name="ce68" office:value-type="string" calcext:value-type="string">
            <text:p>Diode</text:p>
          </table:table-cell>
          <table:table-cell table:style-name="ce68" office:value-type="float" office:value="2.6" calcext:value-type="float">
            <text:p>2.6</text:p>
          </table:table-cell>
          <table:table-cell table:style-name="ce68" office:value-type="string" calcext:value-type="string">
            <text:p>??(24)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currency" office:currency="USD" office:value="0.594" calcext:value-type="currency">
            <text:p>$0.59</text:p>
          </table:table-cell>
          <table:table-cell table:style-name="ce69" table:formula="of:=[.I26]*[.H26]" office:value-type="currency" office:currency="USD" office:value="0.594" calcext:value-type="currency">
            <text:p>$0.59</text:p>
          </table:table-cell>
          <table:table-cell table:style-name="ce69" table:formula="of:=[.J26]*[.K$1]" office:value-type="currency" office:currency="USD" office:value="148.5" calcext:value-type="currency">
            <text:p>$148.50</text:p>
          </table:table-cell>
          <table:table-cell table:style-name="ce68" table:formula="of:=[.H26]*[.$K$1]" office:value-type="float" office:value="250" calcext:value-type="float">
            <text:p>250</text:p>
          </table:table-cell>
          <table:table-cell table:style-name="ce68" office:value-type="float" office:value="250" calcext:value-type="float">
            <text:p>250</text:p>
          </table:table-cell>
          <table:table-cell table:style-name="ce159" table:formula="of:=[.M26]*[.I26]" office:value-type="float" office:value="148.5" calcext:value-type="float">
            <text:p>148.5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68"/>
          <table:table-cell table:style-name="ce137"/>
          <table:table-cell table:style-name="ce161"/>
          <table:table-cell table:style-name="ce137" office:value-type="float" office:value="12200" calcext:value-type="float">
            <text:p>12200</text:p>
          </table:table-cell>
          <table:table-cell table:style-name="ce137" table:number-columns-repeated="1005"/>
        </table:table-row>
        <table:table-row table:style-name="ro7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12(25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5.96" calcext:value-type="currency">
            <text:p>$5.96</text:p>
          </table:table-cell>
          <table:table-cell table:style-name="ce69" table:formula="of:=[.I27]*[.H27]" office:value-type="currency" office:currency="USD" office:value="5.96" calcext:value-type="currency">
            <text:p>$5.96</text:p>
          </table:table-cell>
          <table:table-cell table:style-name="ce69" table:formula="of:=[.J27]*[.K$1]" office:value-type="currency" office:currency="USD" office:value="1490" calcext:value-type="currency">
            <text:p>$1,490.00</text:p>
          </table:table-cell>
          <table:table-cell table:style-name="ce68" table:formula="of:=[.H27]*[.$K$1]" office:value-type="float" office:value="250" calcext:value-type="float">
            <text:p>250</text:p>
          </table:table-cell>
          <table:table-cell table:style-name="ce68" office:value-type="float" office:value="207" calcext:value-type="float">
            <text:p>207</text:p>
          </table:table-cell>
          <table:table-cell table:style-name="ce159" table:formula="of:=[.M27]*[.I27]" office:value-type="float" office:value="1233.72" calcext:value-type="float">
            <text:p>1233.72</text:p>
          </table:table-cell>
          <table:table-cell table:style-name="ce84" table:formula="of:=IF(MAX(0;([.L27]-[.M27]));MAX(0;([.L27]-[.M27]));&quot; &quot;)" office:value-type="float" office:value="43" calcext:value-type="float">
            <text:p>43</text:p>
          </table:table-cell>
          <table:table-cell table:style-name="ce97" office:value-type="string" calcext:value-type="string">
            <text:p>QTY200 backordered</text:p>
            <text:p>(Mouser)</text:p>
            <text:p>QTY111 backordered</text:p>
            <text:p>(Mouser) 2022AUG30</text:p>
            <text:p><text:span text:style-name="T7">QTY111 backordered (Mouser) 2022OCT12</text:span></text:p>
            <text:p><text:span text:style-name="T7">QTY199 LCSC</text:span>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LT Direct</text:p>
          </table:table-cell>
          <table:table-cell table:style-name="ce56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24(tray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68" table:formula="of:=[.H28]*[.$K$1]" office:value-type="float" office:value="1250" calcext:value-type="float">
            <text:p>1250</text:p>
          </table:table-cell>
          <table:table-cell table:style-name="ce68" office:value-type="float" office:value="970" calcext:value-type="float">
            <text:p>970</text:p>
          </table:table-cell>
          <table:table-cell table:style-name="ce159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342" calcext:value-type="float">
            <text:p>342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Amp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18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68" table:formula="of:=[.H29]*[.$K$1]" office:value-type="float" office:value="250" calcext:value-type="float">
            <text:p>250</text:p>
          </table:table-cell>
          <table:table-cell table:style-name="ce68" office:value-type="float" office:value="500" calcext:value-type="float">
            <text:p>500</text:p>
          </table:table-cell>
          <table:table-cell table:style-name="ce159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45" calcext:value-type="float">
            <text:p>145</text:p>
          </table:table-cell>
          <table:table-cell table:style-name="ce7"/>
          <table:table-cell table:style-name="ce56" office:value-type="float" office:value="93" calcext:value-type="float">
            <text:p>93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existing)</text:p>
          </table:table-cell>
          <table:table-cell table:style-name="ce44"/>
          <table:table-cell table:style-name="ce19" office:value-type="string" calcext:value-type="string">
            <text:p>AP63205WU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2.8" calcext:value-type="currency">
            <text:p>$2.80</text:p>
          </table:table-cell>
          <table:table-cell table:style-name="ce98" table:formula="of:=[.I30]*[.H30]" office:value-type="currency" office:currency="USD" office:value="0" calcext:value-type="currency">
            <text:p>$0.00</text:p>
          </table:table-cell>
          <table:table-cell table:style-name="ce98" table:formula="of:=[.J30]*[.K$1]" office:value-type="currency" office:currency="USD" office:value="0" calcext:value-type="currency">
            <text:p>$0.00</text:p>
          </table:table-cell>
          <table:table-cell table:style-name="ce19" table:formula="of:=[.H30]*[.$K$1]" office:value-type="float" office:value="0" calcext:value-type="float">
            <text:p>0</text:p>
          </table:table-cell>
          <table:table-cell table:style-name="ce19" office:value-type="float" office:value="88" calcext:value-type="float">
            <text:p>88</text:p>
          </table:table-cell>
          <table:table-cell table:style-name="ce124" table:formula="of:=[.M30]*[.I30]" office:value-type="float" office:value="246.4" calcext:value-type="float">
            <text:p>246.40</text:p>
          </table:table-cell>
          <table:table-cell table:style-name="ce137" table:formula="of:=IF(MAX(0;([.L30]-[.M30]));MAX(0;([.L30]-[.M30]));&quot; &quot;)" office:value-type="string" office:string-value=" " calcext:value-type="string">
            <text:p><text:s/></text:p>
          </table:table-cell>
          <table:table-cell table:style-name="ce145" office:value-type="string" calcext:value-type="string">
            <text:p>QTY250 backordered</text:p>
            <text:p><text:span text:style-name="T7">(Mouser)</text:span></text:p>
          </table:table-cell>
          <table:table-cell table:style-name="ce13"/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3.35574" calcext:value-type="currency">
            <text:p>$123.36</text:p>
          </table:table-cell>
          <table:table-cell table:style-name="ce64" table:formula="of:=SUM([.K4:.K31])" office:value-type="currency" office:currency="USD" office:value="30838.935" calcext:value-type="currency">
            <text:p>$30,838.94</text:p>
          </table:table-cell>
          <table:table-cell table:style-name="ce3" table:number-columns-repeated="2"/>
          <table:table-cell table:style-name="ce80" table:formula="of:=SUM([.N4:.N31])" office:value-type="float" office:value="26166.3785" calcext:value-type="float">
            <text:p>26166.3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90"/>
          <table:table-cell table:style-name="ce56"/>
          <table:table-cell table:style-name="ce22"/>
          <table:table-cell table:style-name="ce56" table:number-columns-repeated="3"/>
          <table:table-cell table:style-name="ce140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RS485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LTC1487CS8</text:p>
          </table:table-cell>
          <table:table-cell table:style-name="ce22"/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-)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3.66" calcext:value-type="currency">
            <text:p>$3.66</text:p>
          </table:table-cell>
          <table:table-cell table:style-name="ce140" table:formula="of:=[.I36]*[.H36]" office:value-type="currency" office:currency="USD" office:value="7.32" calcext:value-type="currency">
            <text:p>$7.32</text:p>
          </table:table-cell>
          <table:table-cell table:style-name="ce140" table:formula="of:=[.J36]*[.K$1]" office:value-type="currency" office:currency="USD" office:value="1830" calcext:value-type="currency">
            <text:p>$1,830.00</text:p>
          </table:table-cell>
          <table:table-cell table:style-name="ce56" table:formula="of:=[.H36]*[.$K$1]" office:value-type="float" office:value="500" calcext:value-type="float">
            <text:p>500</text:p>
          </table:table-cell>
          <table:table-cell table:style-name="ce56" office:value-type="float" office:value="504" calcext:value-type="float">
            <text:p>504</text:p>
          </table:table-cell>
          <table:table-cell table:style-name="ce159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56" office:value-type="float" office:value="599" calcext:value-type="float">
            <text:p>599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9.624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6" office:value-type="float" office:value="1.9" calcext:value-type="float">
            <text:p>1.9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3564" calcext:value-type="currency">
            <text:p>$0.14</text:p>
          </table:table-cell>
          <table:table-cell table:style-name="ce140" table:formula="of:=[.I37]*[.H37]" office:value-type="currency" office:currency="USD" office:value="0.27128" calcext:value-type="currency">
            <text:p>$0.27</text:p>
          </table:table-cell>
          <table:table-cell table:style-name="ce140" table:formula="of:=[.J37]*[.K$1]" office:value-type="currency" office:currency="USD" office:value="67.82" calcext:value-type="currency">
            <text:p>$67.82</text:p>
          </table:table-cell>
          <table:table-cell table:style-name="ce56" table:formula="of:=[.H37]*[.$K$1]" office:value-type="float" office:value="500" calcext:value-type="float">
            <text:p>5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37]*[.I37]" office:value-type="float" office:value="135.64" calcext:value-type="float">
            <text:p>135.64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258" calcext:value-type="float">
            <text:p>9258</text:p>
          </table:table-cell>
          <table:table-cell table:style-name="Default"/>
          <table:table-cell table:style-name="ce56" office:value-type="float" office:value="10000" calcext:value-type="float">
            <text:p>1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5V Zen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MSZ5233B-TP</text:p>
          </table:table-cell>
          <table:table-cell table:style-name="ce22"/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0.094+0.0094" office:value-type="currency" office:currency="USD" office:value="0.1034" calcext:value-type="currency">
            <text:p>$0.10</text:p>
          </table:table-cell>
          <table:table-cell table:style-name="ce140" table:formula="of:=[.I38]*[.H38]" office:value-type="currency" office:currency="USD" office:value="0.1034" calcext:value-type="currency">
            <text:p>$0.10</text:p>
          </table:table-cell>
          <table:table-cell table:style-name="ce140" table:formula="of:=[.J38]*[.K$1]" office:value-type="currency" office:currency="USD" office:value="25.85" calcext:value-type="currency">
            <text:p>$25.85</text:p>
          </table:table-cell>
          <table:table-cell table:style-name="ce56" table:formula="of:=[.H38]*[.$K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9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56" office:value-type="float" office:value="30000" calcext:value-type="float">
            <text:p>3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DCDC Ferrite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587-5925-1-ND</text:p>
          </table:table-cell>
          <table:table-cell table:style-name="ce22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34" calcext:value-type="currency">
            <text:p>$0.13</text:p>
          </table:table-cell>
          <table:table-cell table:style-name="ce140" table:formula="of:=[.I39]*[.H39]" office:value-type="currency" office:currency="USD" office:value="0.268" calcext:value-type="currency">
            <text:p>$0.27</text:p>
          </table:table-cell>
          <table:table-cell table:style-name="ce140" table:formula="of:=[.J39]*[.K$1]" office:value-type="currency" office:currency="USD" office:value="67" calcext:value-type="currency">
            <text:p>$67.00</text:p>
          </table:table-cell>
          <table:table-cell table:style-name="ce56" table:formula="of:=[.H39]*[.$K$1]" office:value-type="float" office:value="500" calcext:value-type="float">
            <text:p>500</text:p>
          </table:table-cell>
          <table:table-cell table:style-name="ce56" office:value-type="float" office:value="510" calcext:value-type="float">
            <text:p>510</text:p>
          </table:table-cell>
          <table:table-cell table:style-name="ce159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56" office:value-type="float" office:value="175000" calcext:value-type="float">
            <text:p>17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1.31842" calcext:value-type="currency">
            <text:p>$131.32</text:p>
          </table:table-cell>
          <table:table-cell table:style-name="ce64" table:formula="of:=SUM([.K36:.K39])+[.K33]" office:value-type="currency" office:currency="USD" office:value="32829.605" calcext:value-type="currency">
            <text:p>$32,829.61</text:p>
          </table:table-cell>
          <table:table-cell table:style-name="ce3" table:number-columns-repeated="2"/>
          <table:table-cell table:style-name="ce80" table:formula="of:=SUM([.N36:.N39])+[.N33]" office:value-type="float" office:value="28244.9845" calcext:value-type="float">
            <text:p>28244.9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56"/>
          <table:table-cell table:style-name="ce90"/>
          <table:table-cell table:style-name="ce56"/>
          <table:table-cell table:style-name="ce90"/>
          <table:table-cell table:style-name="ce56" table:number-columns-repeated="3"/>
          <table:table-cell table:style-name="ce140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existing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3867-2-ND</text:p>
            <text:p/>
          </table:table-cell>
          <table:table-cell table:style-name="ce44" office:value-type="string" calcext:value-type="string">
            <text:p>4.7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8789" calcext:value-type="currency">
            <text:p>$0.88</text:p>
          </table:table-cell>
          <table:table-cell table:style-name="ce98" table:formula="of:=[.I44]*[.H44]" office:value-type="currency" office:currency="USD" office:value="0" calcext:value-type="currency">
            <text:p>$0.00</text:p>
          </table:table-cell>
          <table:table-cell table:style-name="ce98" table:formula="of:=[.J44]*[.K$1]" office:value-type="currency" office:currency="USD" office:value="0" calcext:value-type="currency">
            <text:p>$0.00</text:p>
          </table:table-cell>
          <table:table-cell table:style-name="ce19" table:formula="of:=[.H44]*[.$K$1]" office:value-type="float" office:value="0" calcext:value-type="float">
            <text:p>0</text:p>
          </table:table-cell>
          <table:table-cell table:style-name="ce19" office:value-type="float" office:value="92" calcext:value-type="float">
            <text:p>92</text:p>
          </table:table-cell>
          <table:table-cell table:style-name="ce124" table:formula="of:=[.M44]*[.I44]" office:value-type="float" office:value="80.8588" calcext:value-type="float">
            <text:p>80.86</text:p>
          </table:table-cell>
          <table:table-cell table:style-name="ce137" table:formula="of:=IF(MAX(0;([.L44]-[.M44]));MAX(0;([.L44]-[.M44]));&quot; &quot;)" office:value-type="string" office:string-value=" " calcext:value-type="string">
            <text:p><text:s/></text:p>
          </table:table-cell>
          <table:table-cell table:style-name="ce13"/>
          <table:table-cell table:style-name="ce13" office:value-type="float" office:value="813" calcext:value-type="float">
            <text:p>813</text:p>
          </table:table-cell>
          <table:table-cell table:style-name="ce13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86" calcext:value-type="currency">
            <text:p>$0.69</text:p>
          </table:table-cell>
          <table:table-cell table:style-name="ce49" table:formula="of:=[.I45]*[.H45]" office:value-type="currency" office:currency="USD" office:value="0.686" calcext:value-type="currency">
            <text:p>$0.69</text:p>
          </table:table-cell>
          <table:table-cell table:style-name="ce49" table:formula="of:=[.J45]*[.K$1]" office:value-type="currency" office:currency="USD" office:value="171.5" calcext:value-type="currency">
            <text:p>$171.50</text:p>
          </table:table-cell>
          <table:table-cell table:style-name="ce14" table:formula="of:=[.H45]*[.$K$1]-50" office:value-type="float" office:value="200" calcext:value-type="float">
            <text:p>200</text:p>
          </table:table-cell>
          <table:table-cell table:style-name="ce14" office:value-type="float" office:value="252" calcext:value-type="float">
            <text:p>252</text:p>
          </table:table-cell>
          <table:table-cell table:style-name="ce85" table:formula="of:=[.M45]*[.I45]" office:value-type="float" office:value="172.872" calcext:value-type="float">
            <text:p>172.87</text:p>
          </table:table-cell>
          <table:table-cell table:formula="of:=IF(MAX(0;([.L45]-[.M45]));MAX(0;([.L45]-[.M4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/>
          <table:table-cell table:style-name="ce56" office:value-type="float" office:value="75000" calcext:value-type="float">
            <text:p>7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93-3958-2-ND</text:p>
          </table:table-cell>
          <table:table-cell table:style-name="ce90" office:value-type="string" calcext:value-type="string">
            <text:p>220u</text:p>
          </table:table-cell>
          <table:table-cell table:style-name="ce56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0.46824" calcext:value-type="currency">
            <text:p>$0.47</text:p>
          </table:table-cell>
          <table:table-cell table:style-name="ce140" table:formula="of:=[.I46]*[.H46]" office:value-type="currency" office:currency="USD" office:value="1.40472" calcext:value-type="currency">
            <text:p>$1.40</text:p>
          </table:table-cell>
          <table:table-cell table:style-name="ce140" table:formula="of:=[.J46]*[.K$1]" office:value-type="currency" office:currency="USD" office:value="351.18" calcext:value-type="currency">
            <text:p>$351.18</text:p>
          </table:table-cell>
          <table:table-cell table:style-name="ce56" table:formula="of:=[.H46]*[.$K$1]" office:value-type="float" office:value="750" calcext:value-type="float">
            <text:p>75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0" calcext:value-type="float">
            <text:p>0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68" office:value-type="string" calcext:value-type="string">
            <text:p>Too tall for P&amp;P</text:p>
          </table:table-cell>
          <table:table-cell table:style-name="ce68" office:value-type="string" calcext:value-type="string">
            <text:p>Triac (new)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BTA316B-600C,118</text:p>
          </table:table-cell>
          <table:table-cell table:style-name="ce22"/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9" office:value-type="currency" office:currency="USD" office:value="0.89" calcext:value-type="currency">
            <text:p>$0.89</text:p>
          </table:table-cell>
          <table:table-cell table:style-name="ce69" table:formula="of:=[.I47]*[.H47]" office:value-type="currency" office:currency="USD" office:value="0.89" calcext:value-type="currency">
            <text:p>$0.89</text:p>
          </table:table-cell>
          <table:table-cell table:style-name="ce69" table:formula="of:=[.J47]*[.K$1]" office:value-type="currency" office:currency="USD" office:value="222.5" calcext:value-type="currency">
            <text:p>$222.50</text:p>
          </table:table-cell>
          <table:table-cell table:style-name="ce68" table:formula="of:=[.H47]*[.$K$1]-50" office:value-type="float" office:value="200" calcext:value-type="float">
            <text:p>200</text:p>
          </table:table-cell>
          <table:table-cell table:style-name="ce68" office:value-type="float" office:value="250" calcext:value-type="float">
            <text:p>250</text:p>
          </table:table-cell>
          <table:table-cell table:style-name="ce159" table:formula="of:=[.M47]*[.I47]" office:value-type="float" office:value="222.5" calcext:value-type="float">
            <text:p>222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68" table:number-columns-repeated="2"/>
          <table:table-cell table:style-name="ce99"/>
          <table:table-cell table:style-name="ce68" office:value-type="float" office:value="1854" calcext:value-type="float">
            <text:p>1854</text:p>
          </table:table-cell>
          <table:table-cell table:style-name="ce68" table:number-columns-repeated="44"/>
          <table:table-cell table:style-name="ce165" table:number-columns-repeated="961"/>
        </table:table-row>
        <table:table-row table:style-name="ro6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Dri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3" draw:text-style-name="P2" svg:width="1.1413in" svg:height="1.1677in" svg:x="5.8831in" svg:y="12.2154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2644" calcext:value-type="currency">
            <text:p>$0.26</text:p>
          </table:table-cell>
          <table:table-cell table:style-name="ce140" table:formula="of:=[.I48]*[.H48]" office:value-type="currency" office:currency="USD" office:value="0.2644" calcext:value-type="currency">
            <text:p>$0.26</text:p>
          </table:table-cell>
          <table:table-cell table:style-name="ce140" table:formula="of:=[.J48]*[.K$1]" office:value-type="currency" office:currency="USD" office:value="66.1" calcext:value-type="currency">
            <text:p>$66.10</text:p>
          </table:table-cell>
          <table:table-cell table:style-name="ce56" table:formula="of:=[.H48]*[.$K$1]" office:value-type="float" office:value="250" calcext:value-type="float">
            <text:p>250</text:p>
          </table:table-cell>
          <table:table-cell table:style-name="ce56" office:value-type="float" office:value="425" calcext:value-type="float">
            <text:p>425</text:p>
          </table:table-cell>
          <table:table-cell table:style-name="ce159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000" calcext:value-type="float">
            <text:p>1000</text:p>
          </table:table-cell>
          <table:table-cell table:style-name="ce39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Back of PCB</text:p>
          </table:table-cell>
          <table:table-cell table:style-name="ce56" office:value-type="string" calcext:value-type="string">
            <text:p>Conn-Temp Sensor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WM26831CT-ND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0.517" calcext:value-type="currency">
            <text:p>$0.52</text:p>
          </table:table-cell>
          <table:table-cell table:style-name="ce140" table:formula="of:=[.I49]*[.H49]" office:value-type="currency" office:currency="USD" office:value="1.551" calcext:value-type="currency">
            <text:p>$1.55</text:p>
          </table:table-cell>
          <table:table-cell table:style-name="ce140" table:formula="of:=[.J49]*[.K$1]" office:value-type="currency" office:currency="USD" office:value="387.75" calcext:value-type="currency">
            <text:p>$387.75</text:p>
          </table:table-cell>
          <table:table-cell table:style-name="ce56" table:formula="of:=[.H49]*[.$K$1]" office:value-type="float" office:value="750" calcext:value-type="float">
            <text:p>750</text:p>
          </table:table-cell>
          <table:table-cell table:style-name="ce56" office:value-type="float" office:value="900" calcext:value-type="float">
            <text:p>900</text:p>
          </table:table-cell>
          <table:table-cell table:style-name="ce159" table:formula="of:=[.M49]*[.I49]" office:value-type="float" office:value="465.3" calcext:value-type="float">
            <text:p>465.30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3.1126in" svg:y="12.7114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56" office:value-type="float" office:value="3" calcext:value-type="float">
            <text:p>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Slide Switch (DIP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S04-254-2-02BK-SMT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415" calcext:value-type="currency">
            <text:p>$0.42</text:p>
          </table:table-cell>
          <table:table-cell table:style-name="ce140" table:formula="of:=[.I50]*[.H50]" office:value-type="currency" office:currency="USD" office:value="0.415" calcext:value-type="currency">
            <text:p>$0.42</text:p>
          </table:table-cell>
          <table:table-cell table:style-name="ce140" table:formula="of:=[.J50]*[.K$1]" office:value-type="currency" office:currency="USD" office:value="103.75" calcext:value-type="currency">
            <text:p>$103.75</text:p>
          </table:table-cell>
          <table:table-cell table:style-name="ce56" table:formula="of:=[.H50]*[.$K$1]" office:value-type="float" office:value="250" calcext:value-type="float">
            <text:p>250</text:p>
          </table:table-cell>
          <table:table-cell table:style-name="ce56" office:value-type="float" office:value="271" calcext:value-type="float">
            <text:p>271</text:p>
          </table:table-cell>
          <table:table-cell table:style-name="ce159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56" office:value-type="float" office:value="8700" calcext:value-type="float">
            <text:p>8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BMS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490100111A</text:p>
          </table:table-cell>
          <table:table-cell table:style-name="ce90" office:value-type="string" calcext:value-type="string">
            <text:p>Trans</text:p>
          </table:table-cell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2.78" calcext:value-type="currency">
            <text:p>$2.78</text:p>
          </table:table-cell>
          <table:table-cell table:style-name="ce140" table:formula="of:=[.I51]*[.H51]" office:value-type="currency" office:currency="USD" office:value="8.34" calcext:value-type="currency">
            <text:p>$8.34</text:p>
          </table:table-cell>
          <table:table-cell table:style-name="ce140" table:formula="of:=[.J51]*[.K$1]" office:value-type="currency" office:currency="USD" office:value="2085" calcext:value-type="currency">
            <text:p>$2,085.00</text:p>
          </table:table-cell>
          <table:table-cell table:style-name="ce56" table:formula="of:=[.H51]*[.$K$1]" office:value-type="float" office:value="750" calcext:value-type="float">
            <text:p>750</text:p>
          </table:table-cell>
          <table:table-cell table:style-name="ce56" office:value-type="float" office:value="773" calcext:value-type="float">
            <text:p>773</text:p>
          </table:table-cell>
          <table:table-cell table:style-name="ce159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9400" calcext:value-type="float">
            <text:p>9400</text:p>
          </table:table-cell>
          <table:table-cell table:style-name="ce56" table:number-columns-repeated="44"/>
          <table:table-cell table:number-columns-repeated="961"/>
        </table:table-row>
        <table:table-row table:style-name="ro8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onnE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5863" calcext:value-type="currency">
            <text:p>$0.59</text:p>
          </table:table-cell>
          <table:table-cell table:style-name="ce140" table:formula="of:=[.I52]*[.H52]" office:value-type="currency" office:currency="USD" office:value="0.5863" calcext:value-type="currency">
            <text:p>$0.59</text:p>
          </table:table-cell>
          <table:table-cell table:style-name="ce140" table:formula="of:=[.J52]*[.K$1]" office:value-type="currency" office:currency="USD" office:value="146.575" calcext:value-type="currency">
            <text:p>$146.58</text:p>
          </table:table-cell>
          <table:table-cell table:style-name="ce56" table:formula="of:=[.H52]*[.$K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9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329" calcext:value-type="float">
            <text:p>1329</text:p>
          </table:table-cell>
          <table:table-cell table:style-name="ce39"/>
          <table:table-cell table:style-name="ce56" office:value-type="float" office:value="4500" calcext:value-type="float">
            <text:p>4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Heatsink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V-T263-301E-TR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8" calcext:value-type="currency">
            <text:p>$1.80</text:p>
          </table:table-cell>
          <table:table-cell table:style-name="ce140" table:formula="of:=[.I53]*[.H53]" office:value-type="currency" office:currency="USD" office:value="1.8" calcext:value-type="currency">
            <text:p>$1.80</text:p>
          </table:table-cell>
          <table:table-cell table:style-name="ce140" table:formula="of:=[.J53]*[.K$1]" office:value-type="currency" office:currency="USD" office:value="450" calcext:value-type="currency">
            <text:p>$450.00</text:p>
          </table:table-cell>
          <table:table-cell table:style-name="ce30" table:formula="of:=[.H53]*[.$K$1]-47" office:value-type="float" office:value="203" calcext:value-type="float">
            <text:p>203</text:p>
          </table:table-cell>
          <table:table-cell table:style-name="ce56" office:value-type="float" office:value="210" calcext:value-type="float">
            <text:p>210</text:p>
          </table:table-cell>
          <table:table-cell table:style-name="ce159" table:formula="of:=[.M53]*[.I53]" office:value-type="float" office:value="378" calcext:value-type="float">
            <text:p>378.00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68"/>
          <table:table-cell/>
          <table:table-cell table:style-name="ce39"/>
          <table:table-cell table:style-name="ce56" office:value-type="float" office:value="160" calcext:value-type="float">
            <text:p>16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optoIsolator</text:p>
          </table:table-cell>
          <table:table-cell table:style-name="ce90" office:value-type="string" calcext:value-type="string">
            <text:p>Digikey</text:p>
            <text:p>Newark</text:p>
          </table:table-cell>
          <table:table-cell table:style-name="ce56" office:value-type="string" calcext:value-type="string">
            <text:p>SFH620A-2X007T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657" calcext:value-type="currency">
            <text:p>$0.66</text:p>
          </table:table-cell>
          <table:table-cell table:style-name="ce140" table:formula="of:=[.I54]*[.H54]" office:value-type="currency" office:currency="USD" office:value="1.314" calcext:value-type="currency">
            <text:p>$1.31</text:p>
          </table:table-cell>
          <table:table-cell table:style-name="ce140" table:formula="of:=[.J54]*[.K$1]" office:value-type="currency" office:currency="USD" office:value="328.5" calcext:value-type="currency">
            <text:p>$328.50</text:p>
          </table:table-cell>
          <table:table-cell table:style-name="ce56" table:formula="of:=[.H54]*[.$K$1]" office:value-type="float" office:value="500" calcext:value-type="float">
            <text:p>500</text:p>
          </table:table-cell>
          <table:table-cell table:style-name="ce56" office:value-type="float" office:value="506" calcext:value-type="float">
            <text:p>506</text:p>
          </table:table-cell>
          <table:table-cell table:style-name="ce159" table:formula="of:=[.M54]*[.I54]" office:value-type="float" office:value="332.442" calcext:value-type="float">
            <text:p>332.44</text:p>
          </table:table-cell>
          <table:table-cell table:formula="of:=IF(MAX(0;([.L54]-[.M54]));MAX(0;([.L54]-[.M54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800" calcext:value-type="float">
            <text:p>1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4])+[.J41]" office:value-type="currency" office:currency="USD" office:value="148.56984" calcext:value-type="currency">
            <text:p>$148.57</text:p>
          </table:table-cell>
          <table:table-cell table:style-name="ce64" table:formula="of:=SUM([.K44:.K54])+[.K41]" office:value-type="currency" office:currency="USD" office:value="37142.46" calcext:value-type="currency">
            <text:p>$37,142.46</text:p>
          </table:table-cell>
          <table:table-cell table:style-name="ce3" table:number-columns-repeated="2"/>
          <table:table-cell table:style-name="ce80" table:formula="of:=SUM([.N44:.N54])+[.N41]" office:value-type="float" office:value="32908.9993" calcext:value-type="float">
            <text:p>32909.00</text:p>
          </table:table-cell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I59]*[.H59]" office:value-type="currency" office:currency="USD" office:value="0" calcext:value-type="currency">
            <text:p>$0.00</text:p>
          </table:table-cell>
          <table:table-cell table:formula="of:=[.J59]*[.K$1]" office:value-type="currency" office:currency="USD" office:value="0" calcext:value-type="currency">
            <text:p>$0.00</text:p>
          </table:table-cell>
          <table:table-cell table:style-name="ce13" table:formula="of:=[.H59]*[.$K$1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M59]*[.I59]" office:value-type="float" office:value="278.24" calcext:value-type="float">
            <text:p>278.24</text:p>
          </table:table-cell>
          <table:table-cell table:style-name="ce137"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HVDC→DC</text:p>
          </table:table-cell>
          <table:table-cell table:style-name="ce56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5.92" calcext:value-type="currency">
            <text:p>$5.92</text:p>
          </table:table-cell>
          <table:table-cell table:style-name="ce140" table:formula="of:=[.I60]*[.H60]" office:value-type="currency" office:currency="USD" office:value="5.92" calcext:value-type="currency">
            <text:p>$5.92</text:p>
          </table:table-cell>
          <table:table-cell table:style-name="ce140" table:formula="of:=[.J60]*[.K$1]" office:value-type="currency" office:currency="USD" office:value="1480" calcext:value-type="currency">
            <text:p>$1,480.00</text:p>
          </table:table-cell>
          <table:table-cell table:style-name="ce95" table:formula="of:=[.H60]*[.$K$1]-[.M59]" office:value-type="float" office:value="203" calcext:value-type="float">
            <text:p>203</text:p>
          </table:table-cell>
          <table:table-cell table:style-name="ce56" office:value-type="float" office:value="312" calcext:value-type="float">
            <text:p>312</text:p>
          </table:table-cell>
          <table:table-cell table:style-name="ce159" table:formula="of:=[.M60]*[.I60]" office:value-type="float" office:value="1847.04" calcext:value-type="float">
            <text:p>1847.04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39"/>
          <table:table-cell/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100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CM Connector</text:p>
          </table:table-cell>
          <table:table-cell table:style-name="ce90" office:value-type="string" calcext:value-type="string">
            <text:p>Mouser</text:p>
            <text:p>Avnet</text:p>
          </table:table-cell>
          <table:table-cell table:style-name="ce56" office:value-type="string" calcext:value-type="string">
            <text:p>174917-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0.62" calcext:value-type="currency">
            <text:p>$10.62</text:p>
          </table:table-cell>
          <table:table-cell table:style-name="ce140" table:formula="of:=[.I61]*[.H61]" office:value-type="currency" office:currency="USD" office:value="10.62" calcext:value-type="currency">
            <text:p>$10.62</text:p>
          </table:table-cell>
          <table:table-cell table:style-name="ce140" table:formula="of:=[.J61]*[.K$1]" office:value-type="currency" office:currency="USD" office:value="2655" calcext:value-type="currency">
            <text:p>$2,655.00</text:p>
          </table:table-cell>
          <table:table-cell table:style-name="ce56" table:formula="of:=[.H61]*[.$K$1]" office:value-type="float" office:value="250" calcext:value-type="float">
            <text:p>250</text:p>
          </table:table-cell>
          <table:table-cell table:style-name="ce56" office:value-type="float" office:value="261" calcext:value-type="float">
            <text:p>261</text:p>
          </table:table-cell>
          <table:table-cell table:style-name="ce159" table:formula="of:=[.M61]*[.I61]" office:value-type="float" office:value="2771.82" calcext:value-type="float">
            <text:p>2771.82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1126in" svg:y="16.274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56" office:value-type="float" office:value="112" calcext:value-type="float">
            <text:p>112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URY2F330MRD (existing)</text:p>
            <text:p>URY2G220MRD (22 uF)</text:p>
          </table:table-cell>
          <table:table-cell table:style-name="ce90" office:value-type="string" calcext:value-type="string">
            <text:p>33u</text:p>
            <text:p>22u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5048" calcext:value-type="currency">
            <text:p>$1.50</text:p>
          </table:table-cell>
          <table:table-cell table:style-name="ce140" table:formula="of:=[.I62]*[.H62]" office:value-type="currency" office:currency="USD" office:value="1.5048" calcext:value-type="currency">
            <text:p>$1.50</text:p>
          </table:table-cell>
          <table:table-cell table:style-name="ce140" table:formula="of:=[.J62]*[.K$1]" office:value-type="currency" office:currency="USD" office:value="376.2" calcext:value-type="currency">
            <text:p>$376.20</text:p>
          </table:table-cell>
          <table:table-cell table:style-name="ce56" table:formula="of:=[.H6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2]*[.I62]" office:value-type="float" office:value="376.2" calcext:value-type="float">
            <text:p>376.20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163" office:value-type="string" calcext:value-type="string">
            <text:p>6</text:p>
            <text:p>23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Fuse Holder</text:p>
          </table:table-cell>
          <table:table-cell table:style-name="ce90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608" calcext:value-type="currency">
            <text:p>$0.61</text:p>
          </table:table-cell>
          <table:table-cell table:style-name="ce140" table:formula="of:=[.I63]*[.H63]" office:value-type="currency" office:currency="USD" office:value="1.216" calcext:value-type="currency">
            <text:p>$1.22</text:p>
          </table:table-cell>
          <table:table-cell table:style-name="ce140" table:formula="of:=[.J63]*[.K$1]" office:value-type="currency" office:currency="USD" office:value="304" calcext:value-type="currency">
            <text:p>$304.00</text:p>
          </table:table-cell>
          <table:table-cell table:style-name="ce56" table:formula="of:=[.H63]*[.$K$1]" office:value-type="float" office:value="500" calcext:value-type="float">
            <text:p>500</text:p>
          </table:table-cell>
          <table:table-cell table:style-name="ce56" office:value-type="float" office:value="580" calcext:value-type="float">
            <text:p>580</text:p>
          </table:table-cell>
          <table:table-cell table:style-name="ce159" table:formula="of:=[.M63]*[.I63]" office:value-type="float" office:value="352.64" calcext:value-type="float">
            <text:p>352.6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56" office:value-type="float" office:value="11500" calcext:value-type="float">
            <text:p>1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579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4.55" calcext:value-type="currency">
            <text:p>$4.55</text:p>
          </table:table-cell>
          <table:table-cell table:style-name="ce140" table:formula="of:=[.I64]*[.H64]" office:value-type="currency" office:currency="USD" office:value="4.55" calcext:value-type="currency">
            <text:p>$4.55</text:p>
          </table:table-cell>
          <table:table-cell table:style-name="ce140" table:formula="of:=[.J64]*[.K$1]" office:value-type="currency" office:currency="USD" office:value="1137.5" calcext:value-type="currency">
            <text:p>$1,137.50</text:p>
          </table:table-cell>
          <table:table-cell table:style-name="ce56" table:formula="of:=[.H64]*[.$K$1]" office:value-type="float" office:value="250" calcext:value-type="float">
            <text:p>250</text:p>
          </table:table-cell>
          <table:table-cell table:style-name="ce56" office:value-type="float" office:value="505" calcext:value-type="float">
            <text:p>505</text:p>
          </table:table-cell>
          <table:table-cell table:style-name="ce159" table:formula="of:=[.M64]*[.I64]" office:value-type="float" office:value="2297.75" calcext:value-type="float">
            <text:p>2297.7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163" office:value-type="float" office:value="1" calcext:value-type="float">
            <text:p>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Fans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277-1725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2.02" calcext:value-type="currency">
            <text:p>$2.02</text:p>
          </table:table-cell>
          <table:table-cell table:style-name="ce140" table:formula="of:=[.I65]*[.H65]" office:value-type="currency" office:currency="USD" office:value="2.02" calcext:value-type="currency">
            <text:p>$2.02</text:p>
          </table:table-cell>
          <table:table-cell table:style-name="ce140" table:formula="of:=[.J65]*[.K$1]" office:value-type="currency" office:currency="USD" office:value="505" calcext:value-type="currency">
            <text:p>$505.00</text:p>
          </table:table-cell>
          <table:table-cell table:style-name="ce56" table:formula="of:=[.H65]*[.$K$1]-50" office:value-type="float" office:value="200" calcext:value-type="float">
            <text:p>200</text:p>
          </table:table-cell>
          <table:table-cell table:style-name="ce56" office:value-type="float" office:value="520" calcext:value-type="float">
            <text:p>520</text:p>
          </table:table-cell>
          <table:table-cell table:style-name="ce159" table:formula="of:=[.M65]*[.I65]" office:value-type="float" office:value="1050.4" calcext:value-type="float">
            <text:p>1050.4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163" office:value-type="float" office:value="5000" calcext:value-type="float">
            <text:p>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” 1x8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17.472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8" calcext:value-type="float">
            <text:p>8</text:p>
          </table:table-cell>
          <table:table-cell table:style-name="ce140" office:value-type="currency" office:currency="USD" office:value="0.307" calcext:value-type="currency">
            <text:p>$0.31</text:p>
          </table:table-cell>
          <table:table-cell table:style-name="ce140" table:formula="of:=[.I66]*[.H66]" office:value-type="currency" office:currency="USD" office:value="2.456" calcext:value-type="currency">
            <text:p>$2.46</text:p>
          </table:table-cell>
          <table:table-cell table:style-name="ce140" table:formula="of:=[.J66]*[.K$1]" office:value-type="currency" office:currency="USD" office:value="614" calcext:value-type="currency">
            <text:p>$614.00</text:p>
          </table:table-cell>
          <table:table-cell table:style-name="ce56" table:formula="of:=[.H66]*[.$K$1]" office:value-type="float" office:value="2000" calcext:value-type="float">
            <text:p>2000</text:p>
          </table:table-cell>
          <table:table-cell table:style-name="ce56" office:value-type="float" office:value="2020" calcext:value-type="float">
            <text:p>2020</text:p>
          </table:table-cell>
          <table:table-cell table:style-name="ce159" table:formula="of:=[.M66]*[.I66]" office:value-type="float" office:value="620.14" calcext:value-type="float">
            <text:p>620.14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56" office:value-type="float" office:value="13000" calcext:value-type="float">
            <text:p>1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" 2x8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2011E-0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869" calcext:value-type="currency">
            <text:p>$0.87</text:p>
          </table:table-cell>
          <table:table-cell table:style-name="ce140" table:formula="of:=[.I67]*[.H67]" office:value-type="currency" office:currency="USD" office:value="0.869" calcext:value-type="currency">
            <text:p>$0.87</text:p>
          </table:table-cell>
          <table:table-cell table:style-name="ce140" table:formula="of:=[.J67]*[.K$1]" office:value-type="currency" office:currency="USD" office:value="217.25" calcext:value-type="currency">
            <text:p>$217.25</text:p>
          </table:table-cell>
          <table:table-cell table:style-name="ce56" table:formula="of:=[.H67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7]*[.I67]" office:value-type="float" office:value="217.25" calcext:value-type="float">
            <text:p>217.25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609-86130202113345E1LF-ND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696" calcext:value-type="currency">
            <text:p>$0.70</text:p>
          </table:table-cell>
          <table:table-cell table:style-name="ce140" table:formula="of:=[.I68]*[.H68]" office:value-type="currency" office:currency="USD" office:value="0.696" calcext:value-type="currency">
            <text:p>$0.70</text:p>
          </table:table-cell>
          <table:table-cell table:style-name="ce140" table:formula="of:=[.J68]*[.K$1]" office:value-type="currency" office:currency="USD" office:value="174" calcext:value-type="currency">
            <text:p>$174.00</text:p>
          </table:table-cell>
          <table:table-cell table:style-name="ce56" table:formula="of:=[.H68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8]*[.I68]" office:value-type="float" office:value="174" calcext:value-type="float">
            <text:p>174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277" calcext:value-type="float">
            <text:p>27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Straight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917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392" calcext:value-type="currency">
            <text:p>$0.39</text:p>
          </table:table-cell>
          <table:table-cell table:style-name="ce140" table:formula="of:=[.I69]*[.H69]" office:value-type="currency" office:currency="USD" office:value="0.392" calcext:value-type="currency">
            <text:p>$0.39</text:p>
          </table:table-cell>
          <table:table-cell table:style-name="ce140" table:formula="of:=[.J69]*[.K$1]" office:value-type="currency" office:currency="USD" office:value="98" calcext:value-type="currency">
            <text:p>$98.00</text:p>
          </table:table-cell>
          <table:table-cell table:style-name="ce56" table:formula="of:=[.H69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9]*[.I69]" office:value-type="float" office:value="98" calcext:value-type="float">
            <text:p>98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14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HRL14H-ND (obsolete)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493" calcext:value-type="currency">
            <text:p>$0.49</text:p>
          </table:table-cell>
          <table:table-cell table:style-name="ce140" table:formula="of:=[.I70]*[.H70]" office:value-type="currency" office:currency="USD" office:value="0.986" calcext:value-type="currency">
            <text:p>$0.99</text:p>
          </table:table-cell>
          <table:table-cell table:style-name="ce140" table:formula="of:=[.J70]*[.K$1]" office:value-type="currency" office:currency="USD" office:value="246.5" calcext:value-type="currency">
            <text:p>$246.50</text:p>
          </table:table-cell>
          <table:table-cell table:style-name="ce56" table:formula="of:=[.H70]*[.$K$1]" office:value-type="float" office:value="500" calcext:value-type="float">
            <text:p>500</text:p>
          </table:table-cell>
          <table:table-cell table:style-name="ce56" office:value-type="float" office:value="568" calcext:value-type="float">
            <text:p>568</text:p>
          </table:table-cell>
          <table:table-cell table:style-name="ce159" table:formula="of:=[.M70]*[.I70]" office:value-type="float" office:value="280.024" calcext:value-type="float">
            <text:p>280.02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LiDisplay 1x4 Head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57-CDR-04-GR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184" calcext:value-type="currency">
            <text:p>$0.18</text:p>
          </table:table-cell>
          <table:table-cell table:style-name="ce140" table:formula="of:=[.I71]*[.H71]" office:value-type="currency" office:currency="USD" office:value="0.184" calcext:value-type="currency">
            <text:p>$0.18</text:p>
          </table:table-cell>
          <table:table-cell table:style-name="ce140" table:formula="of:=[.J71]*[.K$1]" office:value-type="currency" office:currency="USD" office:value="46" calcext:value-type="currency">
            <text:p>$46.00</text:p>
          </table:table-cell>
          <table:table-cell table:style-name="ce56" table:formula="of:=[.H71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71]*[.I71]" office:value-type="float" office:value="46" calcext:value-type="float">
            <text:p>46.00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56" office:value-type="float" office:value="801" calcext:value-type="float">
            <text:p>80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over Switch (Cherry)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MX1A-11NW</text:p>
          </table:table-cell>
          <table:table-cell table:style-name="ce90" office:value-type="string" calcext:value-type="string">
            <text:p>Cherry Black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8" calcext:value-type="currency">
            <text:p>$0.80</text:p>
          </table:table-cell>
          <table:table-cell table:style-name="ce140" table:formula="of:=[.I72]*[.H72]" office:value-type="currency" office:currency="USD" office:value="0.8" calcext:value-type="currency">
            <text:p>$0.80</text:p>
          </table:table-cell>
          <table:table-cell table:style-name="ce140" table:formula="of:=[.J72]*[.K$1]" office:value-type="currency" office:currency="USD" office:value="200" calcext:value-type="currency">
            <text:p>$200.00</text:p>
          </table:table-cell>
          <table:table-cell table:style-name="ce56" table:formula="of:=[.H7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72]*[.I72]" office:value-type="float" office:value="200" calcext:value-type="float">
            <text:p>200.00</text:p>
          </table:table-cell>
          <table:table-cell table:formula="of:=IF(MAX(0;([.L72]-[.M72]));MAX(0;([.L72]-[.M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56" office:value-type="float" office:value="170000" calcext:value-type="float">
            <text:p>17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uzz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33-102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0.437+0.044" office:value-type="currency" office:currency="USD" office:value="0.481" calcext:value-type="currency">
            <text:p>$0.48</text:p>
          </table:table-cell>
          <table:table-cell table:style-name="ce140" table:formula="of:=[.I73]*[.H73]" office:value-type="currency" office:currency="USD" office:value="0.481" calcext:value-type="currency">
            <text:p>$0.48</text:p>
          </table:table-cell>
          <table:table-cell table:style-name="ce140" table:formula="of:=[.J73]*[.K$1]" office:value-type="currency" office:currency="USD" office:value="120.25" calcext:value-type="currency">
            <text:p>$120.25</text:p>
          </table:table-cell>
          <table:table-cell table:style-name="ce56" table:formula="of:=[.H73]*[.$K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9" table:formula="of:=[.M73]*[.I73]" office:value-type="float" office:value="125.06" calcext:value-type="float">
            <text:p>125.06</text:p>
          </table:table-cell>
          <table:table-cell table:formula="of:=IF(MAX(0;([.L73]-[.M73]));MAX(0;([.L73]-[.M7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56" office:value-type="float" office:value="16600" calcext:value-type="float">
            <text:p>166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9:.J73])+[.J56]" office:value-type="currency" office:currency="USD" office:value="181.26464" calcext:value-type="currency">
            <text:p>$181.26</text:p>
          </table:table-cell>
          <table:table-cell table:style-name="ce64" table:formula="of:=SUM([.K59:.K73])+[.K56]" office:value-type="currency" office:currency="USD" office:value="45316.16" calcext:value-type="currency">
            <text:p>$45,316.16</text:p>
          </table:table-cell>
          <table:table-cell table:style-name="ce3" table:number-columns-repeated="2"/>
          <table:table-cell table:style-name="ce80" table:formula="of:=SUM([.N59:.N73])+[.N56]" office:value-type="float" office:value="43643.5633" calcext:value-type="float">
            <text:p>43643.56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an</text:p>
          </table:table-cell>
          <table:table-cell table:style-name="ce56" office:value-type="string" calcext:value-type="string">
            <text:p>OnlineComponents</text:p>
            <text:p>Sager</text:p>
          </table:table-cell>
          <table:table-cell table:style-name="ce56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7">MF60151V1-1000U-A99 (26.4 CFM)</text:span></text:p>
            <text:p><text:span text:style-name="T7">MF60151V1-1000U-G99 (26.4 CFM)</text:span></text:p>
            <text:p><text:span text:style-name="T7">EYW06015012BSS-12 (27.0 CFM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5.44" calcext:value-type="currency">
            <text:p>$5.44</text:p>
          </table:table-cell>
          <table:table-cell table:style-name="ce140" table:formula="of:=[.I77]*[.H77]" office:value-type="currency" office:currency="USD" office:value="16.32" calcext:value-type="currency">
            <text:p>$16.32</text:p>
          </table:table-cell>
          <table:table-cell table:style-name="ce140" table:formula="of:=[.J77]*[.K$1]" office:value-type="currency" office:currency="USD" office:value="4080" calcext:value-type="currency">
            <text:p>$4,080.00</text:p>
          </table:table-cell>
          <table:table-cell table:style-name="ce56" table:formula="of:=[.H77]*[.$K$1]" office:value-type="float" office:value="750" calcext:value-type="float">
            <text:p>750</text:p>
          </table:table-cell>
          <table:table-cell table:style-name="ce56" office:value-type="float" office:value="736" calcext:value-type="float">
            <text:p>736</text:p>
          </table:table-cell>
          <table:table-cell table:style-name="ce159" table:formula="of:=[.M77]*[.I77]" office:value-type="float" office:value="4003.84" calcext:value-type="float">
            <text:p>4003.84</text:p>
          </table:table-cell>
          <table:table-cell table:formula="of:=IF(MAX(0;([.L77]-[.M77]));MAX(0;([.L77]-[.M77]));&quot; &quot;)" office:value-type="float" office:value="14" calcext:value-type="float">
            <text:p>14</text:p>
          </table:table-cell>
          <table:table-cell table:style-name="ce39"/>
          <table:table-cell office:value-type="float" office:value="6320" calcext:value-type="float">
            <text:p>6320</text:p>
          </table:table-cell>
          <table:table-cell table:style-name="Default"/>
          <table:table-cell table:style-name="ce56" office:value-type="float" office:value="903" calcext:value-type="float">
            <text:p>90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Battery temp sensor</text:p>
          </table:table-cell>
          <table:table-cell table:style-name="ce56" office:value-type="string" calcext:value-type="string">
            <text:p>Digikey</text:p>
          </table:table-cell>
          <table:table-cell table:style-name="ce56" office:value-type="string" calcext:value-type="string">
            <text:p>900-213865163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2.517" calcext:value-type="currency">
            <text:p>$2.52</text:p>
          </table:table-cell>
          <table:table-cell table:style-name="ce140" table:formula="of:=[.I78]*[.H78]" office:value-type="currency" office:currency="USD" office:value="7.551" calcext:value-type="currency">
            <text:p>$7.55</text:p>
          </table:table-cell>
          <table:table-cell table:style-name="ce140" table:formula="of:=[.J78]*[.K$1]" office:value-type="currency" office:currency="USD" office:value="1887.75" calcext:value-type="currency">
            <text:p>$1,887.75</text:p>
          </table:table-cell>
          <table:table-cell table:style-name="ce56" table:formula="of:=[.H78]*[.$K$1]" office:value-type="float" office:value="750" calcext:value-type="float">
            <text:p>7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78]*[.I78]" office:value-type="float" office:value="2013.6" calcext:value-type="float">
            <text:p>2013.60</text:p>
          </table:table-cell>
          <table:table-cell table:formula="of:=IF(MAX(0;([.L78]-[.M78]));MAX(0;([.L78]-[.M78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644" calcext:value-type="float">
            <text:p>1644</text:p>
          </table:table-cell>
          <table:table-cell table:style-name="ce7"/>
          <table:table-cell table:style-name="ce56" office:value-type="float" office:value="1190" calcext:value-type="float">
            <text:p>119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A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80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8271" calcext:value-type="currency">
            <text:p>$0.83</text:p>
          </table:table-cell>
          <table:table-cell table:style-name="ce140" table:formula="of:=[.I79]*[.H79]" office:value-type="currency" office:currency="USD" office:value="0.8271" calcext:value-type="currency">
            <text:p>$0.83</text:p>
          </table:table-cell>
          <table:table-cell table:style-name="ce140" table:formula="of:=[.J79]*[.K$1]" office:value-type="currency" office:currency="USD" office:value="206.775" calcext:value-type="currency">
            <text:p>$206.78</text:p>
          </table:table-cell>
          <table:table-cell table:style-name="ce56" table:formula="of:=[.H79]*[.$K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9" table:formula="of:=[.M79]*[.I79]" office:value-type="float" office:value="215.046" calcext:value-type="float">
            <text:p>215.05</text:p>
          </table:table-cell>
          <table:table-cell table:formula="of:=IF(MAX(0;([.L79]-[.M79]));MAX(0;([.L79]-[.M79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56" office:value-type="float" office:value="3300" calcext:value-type="float">
            <text:p>33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63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0.88" office:value-type="currency" office:currency="USD" office:value="0.88" calcext:value-type="currency">
            <text:p>$0.88</text:p>
          </table:table-cell>
          <table:table-cell table:style-name="ce140" table:formula="of:=[.I80]*[.H80]" office:value-type="currency" office:currency="USD" office:value="0.88" calcext:value-type="currency">
            <text:p>$0.88</text:p>
          </table:table-cell>
          <table:table-cell table:style-name="ce140" table:formula="of:=[.J80]*[.K$1]" office:value-type="currency" office:currency="USD" office:value="220" calcext:value-type="currency">
            <text:p>$220.00</text:p>
          </table:table-cell>
          <table:table-cell table:style-name="ce56" table:formula="of:=[.H80]*[.$K$1]" office:value-type="float" office:value="250" calcext:value-type="float">
            <text:p>250</text:p>
          </table:table-cell>
          <table:table-cell table:style-name="ce56" office:value-type="float" office:value="686" calcext:value-type="float">
            <text:p>686</text:p>
          </table:table-cell>
          <table:table-cell table:style-name="ce159" table:formula="of:=[.M80]*[.I80]" office:value-type="float" office:value="603.68" calcext:value-type="float">
            <text:p>603.68</text:p>
          </table:table-cell>
          <table:table-cell table:formula="of:=IF(MAX(0;([.L80]-[.M80]));MAX(0;([.L80]-[.M8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137" calcext:value-type="float">
            <text:p>113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IEC cor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Q106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3.94+0.394" office:value-type="currency" office:currency="USD" office:value="4.334" calcext:value-type="currency">
            <text:p>$4.33</text:p>
          </table:table-cell>
          <table:table-cell table:style-name="ce140" table:formula="of:=[.I81]*[.H81]" office:value-type="currency" office:currency="USD" office:value="4.334" calcext:value-type="currency">
            <text:p>$4.33</text:p>
          </table:table-cell>
          <table:table-cell table:style-name="ce140" table:formula="of:=[.J81]*[.K$1]" office:value-type="currency" office:currency="USD" office:value="1083.5" calcext:value-type="currency">
            <text:p>$1,083.50</text:p>
          </table:table-cell>
          <table:table-cell table:style-name="ce56" table:formula="of:=[.H81]*[.$K$1]" office:value-type="float" office:value="250" calcext:value-type="float">
            <text:p>250</text:p>
          </table:table-cell>
          <table:table-cell table:style-name="ce56" table:formula="of:=128+125" office:value-type="float" office:value="253" calcext:value-type="float">
            <text:p>253</text:p>
          </table:table-cell>
          <table:table-cell table:style-name="ce159" table:formula="of:=[.M81]*[.I81]" office:value-type="float" office:value="1096.502" calcext:value-type="float">
            <text:p>1096.50</text:p>
          </table:table-cell>
          <table:table-cell table:formula="of:=IF(MAX(0;([.L81]-[.M81]));MAX(0;([.L81]-[.M8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USB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E1061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2.236+0.224" office:value-type="currency" office:currency="USD" office:value="2.46" calcext:value-type="currency">
            <text:p>$2.46</text:p>
          </table:table-cell>
          <table:table-cell table:style-name="ce140" table:formula="of:=[.I82]*[.H82]" office:value-type="currency" office:currency="USD" office:value="2.46" calcext:value-type="currency">
            <text:p>$2.46</text:p>
          </table:table-cell>
          <table:table-cell table:style-name="ce140" table:formula="of:=[.J82]*[.K$1]" office:value-type="currency" office:currency="USD" office:value="615" calcext:value-type="currency">
            <text:p>$615.00</text:p>
          </table:table-cell>
          <table:table-cell table:style-name="ce56" table:formula="of:=[.H8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82]*[.I82]" office:value-type="float" office:value="615" calcext:value-type="float">
            <text:p>615.00</text:p>
          </table:table-cell>
          <table:table-cell table:formula="of:=IF(MAX(0;([.L82]-[.M82]));MAX(0;([.L82]-[.M82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56" office:value-type="float" office:value="11000" calcext:value-type="float">
            <text:p>11000</text:p>
          </table:table-cell>
          <table:table-cell table:style-name="ce56" table:number-columns-repeated="44"/>
          <table:table-cell table:number-columns-repeated="961"/>
        </table:table-row>
        <table:table-row table:style-name="ro9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<text:span text:style-name="T7">PLED96W-213-C0450-D</text:span></text:p>
            <text:p><text:span text:style-name="T7">ELG-100-C500B</text:span></text:p>
            <text:p><text:span text:style-name="T7">HLG-120H-C700B</text:span></text:p>
            <text:p><text:span text:style-name="T7">ELG-150-C500B</text:span></text:p>
            <text:p><text:span text:style-name="T7">ELG-150-C700B</text:span></text:p>
            <text:p><text:span text:style-name="T7">XLG-150-L-AB</text:span></text:p>
            <text:p><text:span text:style-name="T7">HLG-185H-C700B</text:span></text:p>
            <text:p><text:span text:style-name="T7">ELG-200-C1050B</text:span></text:p>
            <text:p><text:span text:style-name="T7">USCO-320210GA</text:span></text:p>
            <text:p><text:span text:style-name="T6">HVGC-1000A-M-AB (4.2A)(240Vin)</text:span></text:p>
          </table:table-cell>
          <table:table-cell table:style-name="ce65"/>
          <table:table-cell table:style-name="ce30"/>
          <table:table-cell table:style-name="ce30" office:value-type="string" calcext:value-type="string">
            <text:p>hand</text:p>
          </table:table-cell>
          <table:table-cell table:style-name="ce30" office:value-type="float" office:value="1" calcext:value-type="float">
            <text:p>1</text:p>
          </table:table-cell>
          <table:table-cell table:style-name="ce120" office:value-type="currency" office:currency="USD" office:value="34.31" calcext:value-type="currency">
            <text:p>$34.31</text:p>
          </table:table-cell>
          <table:table-cell table:style-name="ce120" table:formula="of:=[.I83]*[.H83]" office:value-type="currency" office:currency="USD" office:value="34.31" calcext:value-type="currency">
            <text:p>$34.31</text:p>
          </table:table-cell>
          <table:table-cell table:style-name="ce120" table:formula="of:=[.J83]*[.K$1]" office:value-type="currency" office:currency="USD" office:value="8577.5" calcext:value-type="currency">
            <text:p>$8,577.50</text:p>
          </table:table-cell>
          <table:table-cell table:style-name="ce30" table:formula="of:=[.H83]*[.$K$1]" office:value-type="float" office:value="250" calcext:value-type="float">
            <text:p>250</text:p>
          </table:table-cell>
          <table:table-cell table:style-name="ce30" office:value-type="float" office:value="117" calcext:value-type="float">
            <text:p>117</text:p>
          </table:table-cell>
          <table:table-cell table:style-name="ce144" table:formula="of:=[.M83]*[.I83]" office:value-type="float" office:value="4014.27" calcext:value-type="float">
            <text:p>4014.27</text:p>
          </table:table-cell>
          <table:table-cell table:formula="of:=IF(MAX(0;([.L83]-[.M83]));MAX(0;([.L83]-[.M83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HLG-480H-C2100B</text:p>
          </table:table-cell>
          <table:table-cell table:style-name="ce65"/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table:style-name="ce120" office:value-type="currency" office:currency="USD" office:value="142.9" calcext:value-type="currency">
            <text:p>$142.90</text:p>
          </table:table-cell>
          <table:table-cell table:style-name="ce120" table:formula="of:=[.I84]*[.H84]" office:value-type="currency" office:currency="USD" office:value="0" calcext:value-type="currency">
            <text:p>$0.00</text:p>
          </table:table-cell>
          <table:table-cell table:style-name="ce120" table:formula="of:=[.J84]*[.K$1]" office:value-type="currency" office:currency="USD" office:value="0" calcext:value-type="currency">
            <text:p>$0.00</text:p>
          </table:table-cell>
          <table:table-cell table:style-name="ce30" table:formula="of:=[.H84]*[.$K$1]" office:value-type="float" office:value="0" calcext:value-type="float">
            <text:p>0</text:p>
          </table:table-cell>
          <table:table-cell table:style-name="ce30" office:value-type="float" office:value="28" calcext:value-type="float">
            <text:p>28</text:p>
          </table:table-cell>
          <table:table-cell table:style-name="ce144" table:formula="of:=[.M84]*[.I84]" office:value-type="float" office:value="4001.2" calcext:value-type="float">
            <text:p>4001.2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number-columns-repeated="2"/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0" office:value-type="string" calcext:value-type="string">
            <text:p>Hardware</text:p>
          </table:table-cell>
          <table:table-cell table:style-name="ce30" office:value-type="string" calcext:value-type="string">
            <text:p>Grid Charger Standoff</text:p>
          </table:table-cell>
          <table:table-cell table:style-name="ce65" office:value-type="string" calcext:value-type="string">
            <text:p>Digikey</text:p>
          </table:table-cell>
          <table:table-cell table:style-name="ce30" office:value-type="string" calcext:value-type="string">
            <text:p>1772-1243-ND</text:p>
            <text:p>1772-3419-ND (more expensive)</text:p>
          </table:table-cell>
          <table:table-cell table:style-name="ce65"/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table:style-name="ce120" office:value-type="currency" office:currency="USD" office:value="0.69" calcext:value-type="currency">
            <text:p>$0.69</text:p>
          </table:table-cell>
          <table:table-cell table:style-name="ce120" table:formula="of:=[.I85]*[.H85]" office:value-type="currency" office:currency="USD" office:value="0" calcext:value-type="currency">
            <text:p>$0.00</text:p>
          </table:table-cell>
          <table:table-cell table:style-name="ce120" table:formula="of:=[.J85]*[.K$1]" office:value-type="currency" office:currency="USD" office:value="0" calcext:value-type="currency">
            <text:p>$0.00</text:p>
          </table:table-cell>
          <table:table-cell table:style-name="ce30" table:formula="of:=[.H85]*[.$K$1]" office:value-type="float" office:value="0" calcext:value-type="float">
            <text:p>0</text:p>
          </table:table-cell>
          <table:table-cell table:style-name="ce30" office:value-type="float" office:value="56" calcext:value-type="float">
            <text:p>56</text:p>
          </table:table-cell>
          <table:table-cell table:style-name="ce144" table:formula="of:=[.M85]*[.I85]" office:value-type="float" office:value="38.64" calcext:value-type="float">
            <text:p>38.64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85" calcext:value-type="currency">
            <text:p>$0.85</text:p>
          </table:table-cell>
          <table:table-cell table:style-name="ce140" table:formula="of:=[.I86]*[.H86]" office:value-type="currency" office:currency="USD" office:value="1.7" calcext:value-type="currency">
            <text:p>$1.70</text:p>
          </table:table-cell>
          <table:table-cell table:style-name="ce140" table:formula="of:=[.J86]*[.K$1]" office:value-type="currency" office:currency="USD" office:value="425" calcext:value-type="currency">
            <text:p>$425.00</text:p>
          </table:table-cell>
          <table:table-cell table:style-name="ce56" table:formula="of:=[.H86]*[.$K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86]*[.I86]" office:value-type="float" office:value="212.5" calcext:value-type="float">
            <text:p>212.50</text:p>
          </table:table-cell>
          <table:table-cell table:formula="of:=IF(MAX(0;([.L86]-[.M86]));MAX(0;([.L86]-[.M86]));&quot; &quot;)" office:value-type="float" office:value="250" calcext:value-type="float">
            <text:p>250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RED/BLU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14" calcext:value-type="currency">
            <text:p>$1.14</text:p>
          </table:table-cell>
          <table:table-cell table:style-name="ce140" table:formula="of:=[.I87]*[.H87]" office:value-type="currency" office:currency="USD" office:value="1.14" calcext:value-type="currency">
            <text:p>$1.14</text:p>
          </table:table-cell>
          <table:table-cell table:style-name="ce140" table:formula="of:=[.J87]*[.K$1]" office:value-type="currency" office:currency="USD" office:value="285" calcext:value-type="currency">
            <text:p>$285.00</text:p>
          </table:table-cell>
          <table:table-cell table:style-name="ce56" table:formula="of:=[.H87]*[.$K$1]" office:value-type="float" office:value="250" calcext:value-type="float">
            <text:p>250</text:p>
          </table:table-cell>
          <table:table-cell table:style-name="ce56" office:value-type="float" office:value="125" calcext:value-type="float">
            <text:p>125</text:p>
          </table:table-cell>
          <table:table-cell table:style-name="ce159" table:formula="of:=[.M87]*[.I87]" office:value-type="float" office:value="142.5" calcext:value-type="float">
            <text:p>142.50</text:p>
          </table:table-cell>
          <table:table-cell table:formula="of:=IF(MAX(0;([.L87]-[.M87]));MAX(0;([.L87]-[.M87]));&quot; &quot;)" office:value-type="float" office:value="125" calcext:value-type="float">
            <text:p>12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08" calcext:value-type="currency">
            <text:p>$1.08</text:p>
          </table:table-cell>
          <table:table-cell table:style-name="ce140" table:formula="of:=[.I88]*[.H88]" office:value-type="currency" office:currency="USD" office:value="1.08" calcext:value-type="currency">
            <text:p>$1.08</text:p>
          </table:table-cell>
          <table:table-cell table:style-name="ce140" table:formula="of:=[.J88]*[.K$1]" office:value-type="currency" office:currency="USD" office:value="270" calcext:value-type="currency">
            <text:p>$270.00</text:p>
          </table:table-cell>
          <table:table-cell table:style-name="ce56" table:formula="of:=[.H88]*[.$K$1]" office:value-type="float" office:value="250" calcext:value-type="float">
            <text:p>250</text:p>
          </table:table-cell>
          <table:table-cell table:style-name="ce56" office:value-type="float" office:value="75" calcext:value-type="float">
            <text:p>75</text:p>
          </table:table-cell>
          <table:table-cell table:style-name="ce159" table:formula="of:=[.M88]*[.I88]" office:value-type="float" office:value="81" calcext:value-type="float">
            <text:p>81.00</text:p>
          </table:table-cell>
          <table:table-cell table:formula="of:=IF(MAX(0;([.L88]-[.M88]));MAX(0;([.L88]-[.M88]));&quot; &quot;)" office:value-type="float" office:value="175" calcext:value-type="float">
            <text:p>17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1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0" calcext:value-type="float">
            <text:p>10</text:p>
          </table:table-cell>
          <table:table-cell table:style-name="ce140" office:value-type="currency" office:currency="USD" office:value="0.15" calcext:value-type="currency">
            <text:p>$0.15</text:p>
          </table:table-cell>
          <table:table-cell table:style-name="ce140" table:formula="of:=[.I89]*[.H89]" office:value-type="currency" office:currency="USD" office:value="1.5" calcext:value-type="currency">
            <text:p>$1.50</text:p>
          </table:table-cell>
          <table:table-cell table:style-name="ce140" table:formula="of:=[.J89]*[.K$1]" office:value-type="currency" office:currency="USD" office:value="375" calcext:value-type="currency">
            <text:p>$375.00</text:p>
          </table:table-cell>
          <table:table-cell table:style-name="ce56" table:formula="of:=[.H89]*[.$K$1]" office:value-type="float" office:value="2500" calcext:value-type="float">
            <text:p>2500</text:p>
          </table:table-cell>
          <table:table-cell table:style-name="ce56" office:value-type="float" office:value="2600" calcext:value-type="float">
            <text:p>2600</text:p>
          </table:table-cell>
          <table:table-cell table:style-name="ce159" table:formula="of:=[.M89]*[.I89]" office:value-type="float" office:value="390" calcext:value-type="float">
            <text:p>390.0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30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7" calcext:value-type="currency">
            <text:p>$0.17</text:p>
          </table:table-cell>
          <table:table-cell table:style-name="ce140" table:formula="of:=[.I90]*[.H90]" office:value-type="currency" office:currency="USD" office:value="0.34" calcext:value-type="currency">
            <text:p>$0.34</text:p>
          </table:table-cell>
          <table:table-cell table:style-name="ce140" table:formula="of:=[.J90]*[.K$1]" office:value-type="currency" office:currency="USD" office:value="85" calcext:value-type="currency">
            <text:p>$85.00</text:p>
          </table:table-cell>
          <table:table-cell table:style-name="ce56" table:formula="of:=[.H90]*[.$K$1]" office:value-type="float" office:value="500" calcext:value-type="float">
            <text:p>500</text:p>
          </table:table-cell>
          <table:table-cell table:style-name="ce56" office:value-type="float" office:value="560" calcext:value-type="float">
            <text:p>560</text:p>
          </table:table-cell>
          <table:table-cell table:style-name="ce159" table:formula="of:=[.M90]*[.I90]" office:value-type="float" office:value="95.2" calcext:value-type="float">
            <text:p>95.20</text:p>
          </table:table-cell>
          <table:table-cell table:formula="of:=IF(MAX(0;([.L90]-[.M90]));MAX(0;([.L90]-[.M9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GRN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31" calcext:value-type="currency">
            <text:p>$0.31</text:p>
          </table:table-cell>
          <table:table-cell table:style-name="ce140" table:formula="of:=[.I91]*[.H91]" office:value-type="currency" office:currency="USD" office:value="0.62" calcext:value-type="currency">
            <text:p>$0.62</text:p>
          </table:table-cell>
          <table:table-cell table:style-name="ce140" table:formula="of:=[.J91]*[.K$1]" office:value-type="currency" office:currency="USD" office:value="155" calcext:value-type="currency">
            <text:p>$155.00</text:p>
          </table:table-cell>
          <table:table-cell table:style-name="ce56" table:formula="of:=[.H91]*[.$K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9" table:formula="of:=[.M91]*[.I91]" office:value-type="float" office:value="167.4" calcext:value-type="float">
            <text:p>167.40</text:p>
          </table:table-cell>
          <table:table-cell table:formula="of:=IF(MAX(0;([.L91]-[.M91]));MAX(0;([.L91]-[.M91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WH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29" calcext:value-type="currency">
            <text:p>$0.29</text:p>
          </table:table-cell>
          <table:table-cell table:style-name="ce140" table:formula="of:=[.I92]*[.H92]" office:value-type="currency" office:currency="USD" office:value="1.16" calcext:value-type="currency">
            <text:p>$1.16</text:p>
          </table:table-cell>
          <table:table-cell table:style-name="ce140" table:formula="of:=[.J92]*[.K$1]" office:value-type="currency" office:currency="USD" office:value="290" calcext:value-type="currency">
            <text:p>$290.00</text:p>
          </table:table-cell>
          <table:table-cell table:style-name="ce56" table:formula="of:=[.H92]*[.$K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9" table:formula="of:=[.M92]*[.I92]" office:value-type="float" office:value="292.9" calcext:value-type="float">
            <text:p>292.90</text:p>
          </table:table-cell>
          <table:table-cell table:formula="of:=IF(MAX(0;([.L92]-[.M92]));MAX(0;([.L92]-[.M92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39" calcext:value-type="currency">
            <text:p>$0.39</text:p>
          </table:table-cell>
          <table:table-cell table:style-name="ce140" table:formula="of:=[.I93]*[.H93]" office:value-type="currency" office:currency="USD" office:value="0.78" calcext:value-type="currency">
            <text:p>$0.78</text:p>
          </table:table-cell>
          <table:table-cell table:style-name="ce140" table:formula="of:=[.J93]*[.K$1]" office:value-type="currency" office:currency="USD" office:value="195" calcext:value-type="currency">
            <text:p>$195.00</text:p>
          </table:table-cell>
          <table:table-cell table:style-name="ce56" table:formula="of:=[.H93]*[.$K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9" table:formula="of:=[.M93]*[.I93]" office:value-type="float" office:value="210.6" calcext:value-type="float">
            <text:p>210.60</text:p>
          </table:table-cell>
          <table:table-cell table:formula="of:=IF(MAX(0;([.L93]-[.M93]));MAX(0;([.L93]-[.M93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ORG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23" calcext:value-type="currency">
            <text:p>$0.23</text:p>
          </table:table-cell>
          <table:table-cell table:style-name="ce140" table:formula="of:=[.I94]*[.H94]" office:value-type="currency" office:currency="USD" office:value="0.92" calcext:value-type="currency">
            <text:p>$0.92</text:p>
          </table:table-cell>
          <table:table-cell table:style-name="ce140" table:formula="of:=[.J94]*[.K$1]" office:value-type="currency" office:currency="USD" office:value="230" calcext:value-type="currency">
            <text:p>$230.00</text:p>
          </table:table-cell>
          <table:table-cell table:style-name="ce56" table:formula="of:=[.H94]*[.$K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9" table:formula="of:=[.M94]*[.I94]" office:value-type="float" office:value="232.3" calcext:value-type="float">
            <text:p>232.3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Arduino Mega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Clon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9.99" calcext:value-type="currency">
            <text:p>$19.99</text:p>
          </table:table-cell>
          <table:table-cell table:style-name="ce140" table:formula="of:=[.I95]*[.H95]" office:value-type="currency" office:currency="USD" office:value="19.99" calcext:value-type="currency">
            <text:p>$19.99</text:p>
          </table:table-cell>
          <table:table-cell table:style-name="ce140" table:formula="of:=[.J95]*[.K$1]" office:value-type="currency" office:currency="USD" office:value="4997.5" calcext:value-type="currency">
            <text:p>$4,997.50</text:p>
          </table:table-cell>
          <table:table-cell table:style-name="ce56" table:formula="of:=[.H95]*[.$K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9" table:formula="of:=[.M95]*[.I95]" office:value-type="float" office:value="2018.99" calcext:value-type="float">
            <text:p>2018.99</text:p>
          </table:table-cell>
          <table:table-cell table:formula="of:=IF(MAX(0;([.L95]-[.M95]));MAX(0;([.L95]-[.M95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6x1 Nut (Battery)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7400A1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18" calcext:value-type="currency">
            <text:p>$0.18</text:p>
          </table:table-cell>
          <table:table-cell table:style-name="ce140" table:formula="of:=[.I96]*[.H96]" office:value-type="currency" office:currency="USD" office:value="1.08" calcext:value-type="currency">
            <text:p>$1.08</text:p>
          </table:table-cell>
          <table:table-cell table:style-name="ce140" table:formula="of:=[.J96]*[.K$1]" office:value-type="currency" office:currency="USD" office:value="270" calcext:value-type="currency">
            <text:p>$270.00</text:p>
          </table:table-cell>
          <table:table-cell table:style-name="ce56" table:formula="of:=[.H96]*[.$K$1]" office:value-type="float" office:value="1500" calcext:value-type="float">
            <text:p>1500</text:p>
          </table:table-cell>
          <table:table-cell table:style-name="ce56" office:value-type="float" office:value="600" calcext:value-type="float">
            <text:p>600</text:p>
          </table:table-cell>
          <table:table-cell table:style-name="ce159" table:formula="of:=[.M96]*[.I96]" office:value-type="float" office:value="108" calcext:value-type="float">
            <text:p>108.00</text:p>
          </table:table-cell>
          <table:table-cell table:formula="of:=IF(MAX(0;([.L96]-[.M96]));MAX(0;([.L96]-[.M96]));&quot; &quot;)" office:value-type="float" office:value="900" calcext:value-type="float">
            <text:p>9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8689A1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072" calcext:value-type="currency">
            <text:p>$0.07</text:p>
          </table:table-cell>
          <table:table-cell table:style-name="ce140" table:formula="of:=[.I97]*[.H97]" office:value-type="currency" office:currency="USD" office:value="0.432" calcext:value-type="currency">
            <text:p>$0.43</text:p>
          </table:table-cell>
          <table:table-cell table:style-name="ce140" table:formula="of:=[.J97]*[.K$1]" office:value-type="currency" office:currency="USD" office:value="108" calcext:value-type="currency">
            <text:p>$108.00</text:p>
          </table:table-cell>
          <table:table-cell table:style-name="ce56" table:formula="of:=[.H97]*[.$K$1]" office:value-type="float" office:value="1500" calcext:value-type="float">
            <text:p>1500</text:p>
          </table:table-cell>
          <table:table-cell table:style-name="ce56" office:value-type="float" office:value="650" calcext:value-type="float">
            <text:p>650</text:p>
          </table:table-cell>
          <table:table-cell table:style-name="ce159" table:formula="of:=[.M97]*[.I97]" office:value-type="float" office:value="46.8" calcext:value-type="float">
            <text:p>46.80</text:p>
          </table:table-cell>
          <table:table-cell table:formula="of:=IF(MAX(0;([.L97]-[.M97]));MAX(0;([.L97]-[.M97]));&quot; &quot;)" office:value-type="float" office:value="850" calcext:value-type="float">
            <text:p>8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40 Standoff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1.4" calcext:value-type="currency">
            <text:p>$1.40</text:p>
          </table:table-cell>
          <table:table-cell table:style-name="ce140" table:formula="of:=[.I98]*[.H98]" office:value-type="currency" office:currency="USD" office:value="2.8" calcext:value-type="currency">
            <text:p>$2.80</text:p>
          </table:table-cell>
          <table:table-cell table:style-name="ce140" table:formula="of:=[.J98]*[.K$1]" office:value-type="currency" office:currency="USD" office:value="700" calcext:value-type="currency">
            <text:p>$700.00</text:p>
          </table:table-cell>
          <table:table-cell table:style-name="ce56" table:formula="of:=[.H98]*[.$K$1]" office:value-type="float" office:value="500" calcext:value-type="float">
            <text:p>500</text:p>
          </table:table-cell>
          <table:table-cell table:style-name="ce56" office:value-type="float" office:value="170" calcext:value-type="float">
            <text:p>170</text:p>
          </table:table-cell>
          <table:table-cell table:style-name="ce159" table:formula="of:=[.M98]*[.I98]" office:value-type="float" office:value="238" calcext:value-type="float">
            <text:p>238.00</text:p>
          </table:table-cell>
          <table:table-cell table:formula="of:=IF(MAX(0;([.L98]-[.M98]));MAX(0;([.L98]-[.M98]));&quot; &quot;)" office:value-type="float" office:value="330" calcext:value-type="float">
            <text:p>33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91A16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2" calcext:value-type="currency">
            <text:p>$0.20</text:p>
          </table:table-cell>
          <table:table-cell table:style-name="ce140" table:formula="of:=[.I99]*[.H99]" office:value-type="currency" office:currency="USD" office:value="0.8" calcext:value-type="currency">
            <text:p>$0.80</text:p>
          </table:table-cell>
          <table:table-cell table:style-name="ce140" table:formula="of:=[.J99]*[.K$1]" office:value-type="currency" office:currency="USD" office:value="200" calcext:value-type="currency">
            <text:p>$200.00</text:p>
          </table:table-cell>
          <table:table-cell table:style-name="ce56" table:formula="of:=[.H99]*[.$K$1]" office:value-type="float" office:value="1000" calcext:value-type="float">
            <text:p>1000</text:p>
          </table:table-cell>
          <table:table-cell table:style-name="ce56" office:value-type="float" office:value="350" calcext:value-type="float">
            <text:p>350</text:p>
          </table:table-cell>
          <table:table-cell table:style-name="ce159" table:formula="of:=[.M99]*[.I99]" office:value-type="float" office:value="70" calcext:value-type="float">
            <text:p>70.00</text:p>
          </table:table-cell>
          <table:table-cell table:formula="of:=IF(MAX(0;([.L99]-[.M99]));MAX(0;([.L99]-[.M99]));&quot; &quot;)" office:value-type="float" office:value="650" calcext:value-type="float">
            <text:p>6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39" office:value-type="float" office:value="700" calcext:value-type="float">
            <text:p>7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12 mm Bol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1280A524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36" calcext:value-type="currency">
            <text:p>$0.36</text:p>
          </table:table-cell>
          <table:table-cell table:style-name="ce140" table:formula="of:=[.I100]*[.H100]" office:value-type="currency" office:currency="USD" office:value="0.72" calcext:value-type="currency">
            <text:p>$0.72</text:p>
          </table:table-cell>
          <table:table-cell table:style-name="ce140" table:formula="of:=[.J100]*[.K$1]" office:value-type="currency" office:currency="USD" office:value="180" calcext:value-type="currency">
            <text:p>$180.00</text:p>
          </table:table-cell>
          <table:table-cell table:style-name="ce56" table:formula="of:=[.H100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00]*[.I100]" office:value-type="float" office:value="180" calcext:value-type="float">
            <text:p>180.00</text:p>
          </table:table-cell>
          <table:table-cell table:formula="of:=IF(MAX(0;([.L100]-[.M100]));MAX(0;([.L100]-[.M10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office:annotation draw:style-name="gr4" draw:text-style-name="P2" svg:width="1.711in" svg:height="0.9701in" svg:x="3.0394in" svg:y="26.5307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380A347 (old)</text:p>
            <text:p>90380A348 (new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40" table:formula="of:=[.I101]*[.H101]" office:value-type="currency" office:currency="USD" office:value="0.201" calcext:value-type="currency">
            <text:p>$0.20</text:p>
          </table:table-cell>
          <table:table-cell table:style-name="ce140" table:formula="of:=[.J101]*[.K$1]" office:value-type="currency" office:currency="USD" office:value="50.25" calcext:value-type="currency">
            <text:p>$50.25</text:p>
          </table:table-cell>
          <table:table-cell table:style-name="ce56" table:formula="of:=[.H101]*[.$K$1]" office:value-type="float" office:value="750" calcext:value-type="float">
            <text:p>750</text:p>
          </table:table-cell>
          <table:table-cell table:style-name="ce56" office:value-type="float" office:value="600" calcext:value-type="float">
            <text:p>600</text:p>
          </table:table-cell>
          <table:table-cell table:style-name="ce159" table:formula="of:=[.M101]*[.I101]" office:value-type="float" office:value="40.2" calcext:value-type="float">
            <text:p>40.20</text:p>
          </table:table-cell>
          <table:table-cell table:formula="of:=IF(MAX(0;([.L101]-[.M101]));MAX(0;([.L101]-[.M101]));&quot; &quot;)" office:value-type="float" office:value="150" calcext:value-type="float">
            <text:p>1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10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Cover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9" calcext:value-type="float">
            <text:p>9</text:p>
          </table:table-cell>
          <table:table-cell table:style-name="ce140" office:value-type="currency" office:currency="USD" office:value="0.0899" calcext:value-type="currency">
            <text:p>$0.09</text:p>
          </table:table-cell>
          <table:table-cell table:style-name="ce140" table:formula="of:=[.I102]*[.H102]" office:value-type="currency" office:currency="USD" office:value="0.8091" calcext:value-type="currency">
            <text:p>$0.81</text:p>
          </table:table-cell>
          <table:table-cell table:style-name="ce140" table:formula="of:=[.J102]*[.K$1]" office:value-type="currency" office:currency="USD" office:value="202.275" calcext:value-type="currency">
            <text:p>$202.28</text:p>
          </table:table-cell>
          <table:table-cell table:style-name="ce56" table:formula="of:=[.H102]*[.$K$1]" office:value-type="float" office:value="2250" calcext:value-type="float">
            <text:p>225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9" table:formula="of:=[.M102]*[.I102]" office:value-type="float" office:value="134.85" calcext:value-type="float">
            <text:p>134.85</text:p>
          </table:table-cell>
          <table:table-cell table:formula="of:=IF(MAX(0;([.L102]-[.M102]));MAX(0;([.L102]-[.M102]));&quot; &quot;)" office:value-type="float" office:value="750" calcext:value-type="float">
            <text:p>7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25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Fans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0.1049" calcext:value-type="currency">
            <text:p>$0.10</text:p>
          </table:table-cell>
          <table:table-cell table:style-name="ce140" table:formula="of:=[.I103]*[.H103]" office:value-type="currency" office:currency="USD" office:value="1.2588" calcext:value-type="currency">
            <text:p>$1.26</text:p>
          </table:table-cell>
          <table:table-cell table:style-name="ce140" table:formula="of:=[.J103]*[.K$1]" office:value-type="currency" office:currency="USD" office:value="314.7" calcext:value-type="currency">
            <text:p>$314.70</text:p>
          </table:table-cell>
          <table:table-cell table:style-name="ce56" table:formula="of:=[.H103]*[.$K$1]" office:value-type="float" office:value="3000" calcext:value-type="float">
            <text:p>3000</text:p>
          </table:table-cell>
          <table:table-cell table:style-name="ce56" office:value-type="float" office:value="1600" calcext:value-type="float">
            <text:p>1600</text:p>
          </table:table-cell>
          <table:table-cell table:style-name="ce159" table:formula="of:=[.M103]*[.I103]" office:value-type="float" office:value="167.84" calcext:value-type="float">
            <text:p>167.84</text:p>
          </table:table-cell>
          <table:table-cell table:formula="of:=IF(MAX(0;([.L103]-[.M103]));MAX(0;([.L103]-[.M103]));&quot; &quot;)" office:value-type="float" office:value="1400" calcext:value-type="float">
            <text:p>14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3475A230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0.025" calcext:value-type="currency">
            <text:p>$0.03</text:p>
          </table:table-cell>
          <table:table-cell table:style-name="ce140" table:formula="of:=[.I104]*[.H104]" office:value-type="currency" office:currency="USD" office:value="0.3" calcext:value-type="currency">
            <text:p>$0.30</text:p>
          </table:table-cell>
          <table:table-cell table:style-name="ce140" table:formula="of:=[.J104]*[.K$1]" office:value-type="currency" office:currency="USD" office:value="75" calcext:value-type="currency">
            <text:p>$75.00</text:p>
          </table:table-cell>
          <table:table-cell table:style-name="ce56" table:formula="of:=[.H104]*[.$K$1]" office:value-type="float" office:value="3000" calcext:value-type="float">
            <text:p>30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104]*[.I104]" office:value-type="float" office:value="25" calcext:value-type="float">
            <text:p>25.00</text:p>
          </table:table-cell>
          <table:table-cell table:formula="of:=IF(MAX(0;([.L104]-[.M104]));MAX(0;([.L104]-[.M104]));&quot; &quot;)" office:value-type="float" office:value="2000" calcext:value-type="float">
            <text:p>20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2000" calcext:value-type="float">
            <text:p>20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Plastic M4 Washer (RED)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RPC3441-ND (obsolete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0.079" calcext:value-type="currency">
            <text:p>$0.08</text:p>
          </table:table-cell>
          <table:table-cell table:style-name="ce140" table:formula="of:=[.I105]*[.H105]" office:value-type="currency" office:currency="USD" office:value="0.948" calcext:value-type="currency">
            <text:p>$0.95</text:p>
          </table:table-cell>
          <table:table-cell table:style-name="ce140" table:formula="of:=[.J105]*[.K$1]" office:value-type="currency" office:currency="USD" office:value="237" calcext:value-type="currency">
            <text:p>$237.00</text:p>
          </table:table-cell>
          <table:table-cell table:style-name="ce56" table:formula="of:=[.H105]*[.$K$1]" office:value-type="float" office:value="3000" calcext:value-type="float">
            <text:p>3000</text:p>
          </table:table-cell>
          <table:table-cell table:style-name="ce56" office:value-type="float" office:value="6431" calcext:value-type="float">
            <text:p>6431</text:p>
          </table:table-cell>
          <table:table-cell table:style-name="ce159" table:formula="of:=[.M105]*[.I105]" office:value-type="float" office:value="508.049" calcext:value-type="float">
            <text:p>508.05</text:p>
          </table:table-cell>
          <table:table-cell table:formula="of:=IF(MAX(0;([.L105]-[.M105]));MAX(0;([.L105]-[.M10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Lock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76A103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" calcext:value-type="float">
            <text:p>7</text:p>
          </table:table-cell>
          <table:table-cell table:style-name="ce140" office:value-type="currency" office:currency="USD" office:value="0.05" calcext:value-type="currency">
            <text:p>$0.05</text:p>
          </table:table-cell>
          <table:table-cell table:style-name="ce140" table:formula="of:=[.I106]*[.H106]" office:value-type="currency" office:currency="USD" office:value="0.35" calcext:value-type="currency">
            <text:p>$0.35</text:p>
          </table:table-cell>
          <table:table-cell table:style-name="ce140" table:formula="of:=[.J106]*[.K$1]" office:value-type="currency" office:currency="USD" office:value="87.5" calcext:value-type="currency">
            <text:p>$87.50</text:p>
          </table:table-cell>
          <table:table-cell table:style-name="ce56" table:formula="of:=[.H106]*[.$K$1]" office:value-type="float" office:value="1750" calcext:value-type="float">
            <text:p>17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106]*[.I106]" office:value-type="float" office:value="40" calcext:value-type="float">
            <text:p>40.00</text:p>
          </table:table-cell>
          <table:table-cell table:formula="of:=IF(MAX(0;([.L106]-[.M106]));MAX(0;([.L106]-[.M106]));&quot; &quot;)" office:value-type="float" office:value="950" calcext:value-type="float">
            <text:p>9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 office:value-type="float" office:value="1000" calcext:value-type="float">
            <text:p>1000</text:p>
          </table:table-cell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T-slot Nut</text:p>
          </table:table-cell>
          <table:table-cell table:style-name="ce90" office:value-type="string" calcext:value-type="string">
            <text:p>Fairway Fasteners</text:p>
          </table:table-cell>
          <table:table-cell table:style-name="ce56" office:value-type="string" calcext:value-type="string">
            <text:p>JPPNM040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table:formula="of:=14.68/100" office:value-type="currency" office:currency="USD" office:value="0.1468" calcext:value-type="currency">
            <text:p>$0.15</text:p>
          </table:table-cell>
          <table:table-cell table:style-name="ce140" table:formula="of:=[.I107]*[.H107]" office:value-type="currency" office:currency="USD" office:value="0.5872" calcext:value-type="currency">
            <text:p>$0.59</text:p>
          </table:table-cell>
          <table:table-cell table:style-name="ce140" table:formula="of:=[.J107]*[.K$1]" office:value-type="currency" office:currency="USD" office:value="146.8" calcext:value-type="currency">
            <text:p>$146.80</text:p>
          </table:table-cell>
          <table:table-cell table:style-name="ce56" table:formula="of:=[.H107]*[.$K$1]" office:value-type="float" office:value="1000" calcext:value-type="float">
            <text:p>1000</text:p>
          </table:table-cell>
          <table:table-cell table:style-name="ce56" office:value-type="float" office:value="1120" calcext:value-type="float">
            <text:p>1120</text:p>
          </table:table-cell>
          <table:table-cell table:style-name="ce159" table:formula="of:=[.M107]*[.I107]" office:value-type="float" office:value="164.416" calcext:value-type="float">
            <text:p>164.42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5 Cover 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3-ND</text:p>
          </table:table-cell>
          <table:table-cell table:style-name="ce90" office:value-type="string" calcext:value-type="string">
            <text:p>25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51" calcext:value-type="currency">
            <text:p>$0.51</text:p>
          </table:table-cell>
          <table:table-cell table:style-name="ce140" table:formula="of:=[.I108]*[.H108]" office:value-type="currency" office:currency="USD" office:value="0.51" calcext:value-type="currency">
            <text:p>$0.51</text:p>
          </table:table-cell>
          <table:table-cell table:style-name="ce140" table:formula="of:=[.J108]*[.K$1]" office:value-type="currency" office:currency="USD" office:value="127.5" calcext:value-type="currency">
            <text:p>$127.50</text:p>
          </table:table-cell>
          <table:table-cell table:style-name="ce56" table:formula="of:=[.H108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08]*[.I108]" office:value-type="float" office:value="127.5" calcext:value-type="float">
            <text:p>127.5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56" office:value-type="float" office:value="4000" calcext:value-type="float">
            <text:p>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0 PC 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2-ND</text:p>
          </table:table-cell>
          <table:table-cell table:style-name="ce90" office:value-type="string" calcext:value-type="string">
            <text:p>20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5" calcext:value-type="float">
            <text:p>5</text:p>
          </table:table-cell>
          <table:table-cell table:style-name="ce140" office:value-type="currency" office:currency="USD" office:value="0.437" calcext:value-type="currency">
            <text:p>$0.44</text:p>
          </table:table-cell>
          <table:table-cell table:style-name="ce140" table:formula="of:=[.I109]*[.H109]" office:value-type="currency" office:currency="USD" office:value="2.185" calcext:value-type="currency">
            <text:p>$2.19</text:p>
          </table:table-cell>
          <table:table-cell table:style-name="ce140" table:formula="of:=[.J109]*[.K$1]" office:value-type="currency" office:currency="USD" office:value="546.25" calcext:value-type="currency">
            <text:p>$546.25</text:p>
          </table:table-cell>
          <table:table-cell table:style-name="ce56" table:formula="of:=[.H109]*[.$K$1]" office:value-type="float" office:value="1250" calcext:value-type="float">
            <text:p>1250</text:p>
          </table:table-cell>
          <table:table-cell table:style-name="ce56" office:value-type="float" office:value="1287" calcext:value-type="float">
            <text:p>1287</text:p>
          </table:table-cell>
          <table:table-cell table:style-name="ce159" table:formula="of:=[.M109]*[.I109]" office:value-type="float" office:value="562.419" calcext:value-type="float">
            <text:p>562.42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700" calcext:value-type="float">
            <text:p>1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Safety Cover</text:p>
          </table:table-cell>
          <table:table-cell table:style-name="ce90" office:value-type="string" calcext:value-type="string">
            <text:p>Hall Precision</text:p>
          </table:table-cell>
          <table:table-cell table:style-name="ce56" office:value-type="string" calcext:value-type="string">
            <text:p>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26.75" calcext:value-type="currency">
            <text:p>$26.75</text:p>
          </table:table-cell>
          <table:table-cell table:style-name="ce140" table:formula="of:=[.I110]*[.H110]" office:value-type="currency" office:currency="USD" office:value="26.75" calcext:value-type="currency">
            <text:p>$26.75</text:p>
          </table:table-cell>
          <table:table-cell table:style-name="ce140" table:formula="of:=[.J110]*[.K$1]" office:value-type="currency" office:currency="USD" office:value="6687.5" calcext:value-type="currency">
            <text:p>$6,687.50</text:p>
          </table:table-cell>
          <table:table-cell table:style-name="ce56" table:formula="of:=[.H110]*[.$K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9" table:formula="of:=[.M110]*[.I110]" office:value-type="float" office:value="2701.75" calcext:value-type="float">
            <text:p>2701.75</text:p>
          </table:table-cell>
          <table:table-cell table:formula="of:=IF(MAX(0;([.L110]-[.M110]));MAX(0;([.L110]-[.M110]));&quot; &quot;)" office:value-type="float" office:value="149" calcext:value-type="float">
            <text:p>149</text:p>
          </table:table-cell>
          <table:table-cell table:style-name="ce68" office:value-type="string" calcext:value-type="string">
            <text:p>150 (Matt)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Aluminum Plate</text:p>
          </table:table-cell>
          <table:table-cell table:style-name="ce90" office:value-type="string" calcext:value-type="string">
            <text:p>EVS</text:p>
          </table:table-cell>
          <table:table-cell table:style-name="ce56" office:value-type="string" calcext:value-type="string">
            <text:p>JTS-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9.05" calcext:value-type="currency">
            <text:p>$9.05</text:p>
          </table:table-cell>
          <table:table-cell table:style-name="ce140" table:formula="of:=[.I111]*[.H111]" office:value-type="currency" office:currency="USD" office:value="27.15" calcext:value-type="currency">
            <text:p>$27.15</text:p>
          </table:table-cell>
          <table:table-cell table:style-name="ce140" table:formula="of:=[.J111]*[.K$1]" office:value-type="currency" office:currency="USD" office:value="6787.5" calcext:value-type="currency">
            <text:p>$6,787.50</text:p>
          </table:table-cell>
          <table:table-cell table:style-name="ce56" table:formula="of:=[.H111]*[.$K$1]" office:value-type="float" office:value="750" calcext:value-type="float">
            <text:p>750</text:p>
          </table:table-cell>
          <table:table-cell table:style-name="ce56" office:value-type="float" office:value="752" calcext:value-type="float">
            <text:p>752</text:p>
          </table:table-cell>
          <table:table-cell table:style-name="ce159" table:formula="of:=[.M111]*[.I111]" office:value-type="float" office:value="6805.6" calcext:value-type="float">
            <text:p>6805.6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68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RED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12R-500-ND‎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2]*[.H112]" office:value-type="currency" office:currency="USD" office:value="0.6725" calcext:value-type="currency">
            <text:p>$0.67</text:p>
          </table:table-cell>
          <table:table-cell table:style-name="ce140" table:formula="of:=[.J112]*[.K$1]" office:value-type="currency" office:currency="USD" office:value="168.125" calcext:value-type="currency">
            <text:p>$168.13</text:p>
          </table:table-cell>
          <table:table-cell table:style-name="ce56" table:formula="of:=[.H112]*[.$K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112]*[.I112]" office:value-type="float" office:value="215.2" calcext:value-type="float">
            <text:p>215.2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BLK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8B-500-ND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3]*[.H113]" office:value-type="currency" office:currency="USD" office:value="0.6725" calcext:value-type="currency">
            <text:p>$0.67</text:p>
          </table:table-cell>
          <table:table-cell table:style-name="ce140" table:formula="of:=[.J113]*[.K$1]" office:value-type="currency" office:currency="USD" office:value="168.125" calcext:value-type="currency">
            <text:p>$168.13</text:p>
          </table:table-cell>
          <table:table-cell table:style-name="ce56" table:formula="of:=[.H113]*[.$K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113]*[.I113]" office:value-type="float" office:value="215.2" calcext:value-type="float">
            <text:p>215.2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WHT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9W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4]*[.H114]" office:value-type="currency" office:currency="USD" office:value="0.269" calcext:value-type="currency">
            <text:p>$0.27</text:p>
          </table:table-cell>
          <table:table-cell table:style-name="ce140" table:formula="of:=[.J114]*[.K$1]" office:value-type="currency" office:currency="USD" office:value="67.25" calcext:value-type="currency">
            <text:p>$67.25</text:p>
          </table:table-cell>
          <table:table-cell table:style-name="ce56" table:formula="of:=[.H114]*[.$K$1]" office:value-type="float" office:value="250" calcext:value-type="float">
            <text:p>2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9" table:formula="of:=[.M114]*[.I114]" office:value-type="float" office:value="80.7" calcext:value-type="float">
            <text:p>80.7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GRN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57GY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5]*[.H115]" office:value-type="currency" office:currency="USD" office:value="0.269" calcext:value-type="currency">
            <text:p>$0.27</text:p>
          </table:table-cell>
          <table:table-cell table:style-name="ce140" table:formula="of:=[.J115]*[.K$1]" office:value-type="currency" office:currency="USD" office:value="67.25" calcext:value-type="currency">
            <text:p>$67.25</text:p>
          </table:table-cell>
          <table:table-cell table:style-name="ce56" table:formula="of:=[.H115]*[.$K$1]" office:value-type="float" office:value="250" calcext:value-type="float">
            <text:p>2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9" table:formula="of:=[.M115]*[.I115]" office:value-type="float" office:value="80.7" calcext:value-type="float">
            <text:p>80.70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Power Cord</text:p>
          </table:table-cell>
          <table:table-cell table:style-name="ce56" office:value-type="string" calcext:value-type="string">
            <text:p>Edge Trim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uxcell 1/64:1/16" U channel</text:p>
          </table:table-cell>
          <table:table-cell table:style-name="ce90"/>
          <table:table-cell table:style-name="ce56" table:number-columns-repeated="2"/>
          <table:table-cell table:style-name="ce56" office:value-type="float" office:value="0.36" calcext:value-type="float">
            <office:annotation draw:style-name="gr2" draw:text-style-name="P2" svg:width="1.1413in" svg:height="0.7083in" svg:x="6.9339in" svg:y="29.3717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40" table:formula="of:=12.49/10" office:value-type="currency" office:currency="USD" office:value="1.249" calcext:value-type="currency">
            <text:p>$1.25</text:p>
          </table:table-cell>
          <table:table-cell table:style-name="ce140" table:formula="of:=[.I116]*[.H116]" office:value-type="currency" office:currency="USD" office:value="0.44964" calcext:value-type="currency">
            <text:p>$0.45</text:p>
          </table:table-cell>
          <table:table-cell table:style-name="ce140" table:formula="of:=[.J116]*[.K$1]" office:value-type="currency" office:currency="USD" office:value="112.41" calcext:value-type="currency">
            <text:p>$112.41</text:p>
          </table:table-cell>
          <table:table-cell table:style-name="ce56" table:formula="of:=[.H116]*[.$K$1]" office:value-type="float" office:value="90" calcext:value-type="float">
            <text:p>90</text:p>
          </table:table-cell>
          <table:table-cell table:style-name="ce56" office:value-type="float" office:value="90" calcext:value-type="float">
            <text:p>90</text:p>
          </table:table-cell>
          <table:table-cell table:style-name="ce159" table:formula="of:=[.M116]*[.I116]" office:value-type="float" office:value="112.41" calcext:value-type="float">
            <text:p>112.41</text:p>
          </table:table-cell>
          <table:table-cell table:formula="of:=IF(MAX(0;([.L116]-[.M116]));MAX(0;([.L116]-[.M11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Ring – LiBCM Pow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46-ND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096" calcext:value-type="currency">
            <text:p>$0.10</text:p>
          </table:table-cell>
          <table:table-cell table:style-name="ce140" table:formula="of:=[.I117]*[.H117]" office:value-type="currency" office:currency="USD" office:value="0.192" calcext:value-type="currency">
            <text:p>$0.19</text:p>
          </table:table-cell>
          <table:table-cell table:style-name="ce140" table:formula="of:=[.J117]*[.K$1]" office:value-type="currency" office:currency="USD" office:value="48" calcext:value-type="currency">
            <text:p>$48.00</text:p>
          </table:table-cell>
          <table:table-cell table:style-name="ce56" table:formula="of:=[.H117]*[.$K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9" table:formula="of:=[.M117]*[.I117]" office:value-type="float" office:value="52.8" calcext:value-type="float">
            <text:p>52.80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56" office:value-type="float" office:value="2600" calcext:value-type="float">
            <text:p>2600</text:p>
          </table:table-cell>
          <table:table-cell table:style-name="ce3" table:number-columns-repeated="44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Batteries</text:p>
          </table:table-cell>
          <table:table-cell table:style-name="ce90" office:value-type="string" calcext:value-type="string">
            <text:p>Avnet</text:p>
          </table:table-cell>
          <table:table-cell table:style-name="ce56" office:value-type="string" calcext:value-type="string">
            <text:p>A27073-ND (existing)</text:p>
            <text:p>WM19129-ND (TBD)</text:p>
            <text:p><text:span text:style-name="T8">A27083-ND (meh)</text:span></text:p>
            <text:p><text:span text:style-name="T8">277-11172-ND (meh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489" calcext:value-type="currency">
            <text:p>$0.49</text:p>
          </table:table-cell>
          <table:table-cell table:style-name="ce140" table:formula="of:=[.I118]*[.H118]" office:value-type="currency" office:currency="USD" office:value="2.934" calcext:value-type="currency">
            <text:p>$2.93</text:p>
          </table:table-cell>
          <table:table-cell table:style-name="ce140" table:formula="of:=[.J118]*[.K$1]" office:value-type="currency" office:currency="USD" office:value="733.5" calcext:value-type="currency">
            <text:p>$733.50</text:p>
          </table:table-cell>
          <table:table-cell table:style-name="ce56" table:formula="of:=[.H118]*[.$K$1]" office:value-type="float" office:value="1500" calcext:value-type="float">
            <text:p>1500</text:p>
          </table:table-cell>
          <table:table-cell table:style-name="ce56" office:value-type="float" office:value="1660" calcext:value-type="float">
            <text:p>1660</text:p>
          </table:table-cell>
          <table:table-cell table:style-name="ce159" table:formula="of:=[.M118]*[.I118]" office:value-type="float" office:value="811.74" calcext:value-type="float">
            <text:p>811.74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56" office:value-type="float" office:value="14000" calcext:value-type="float">
            <text:p>1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Fuse/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68-ND (existing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552" calcext:value-type="currency">
            <text:p>$0.55</text:p>
          </table:table-cell>
          <table:table-cell table:style-name="ce140" table:formula="of:=[.I119]*[.H119]" office:value-type="currency" office:currency="USD" office:value="1.104" calcext:value-type="currency">
            <text:p>$1.10</text:p>
          </table:table-cell>
          <table:table-cell table:style-name="ce140" table:formula="of:=[.J119]*[.K$1]" office:value-type="currency" office:currency="USD" office:value="276" calcext:value-type="currency">
            <text:p>$276.00</text:p>
          </table:table-cell>
          <table:table-cell table:style-name="ce56" table:formula="of:=[.H119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19]*[.I119]" office:value-type="float" office:value="276" calcext:value-type="float">
            <text:p>276.00</text:p>
          </table:table-cell>
          <table:table-cell table:formula="of:=IF(MAX(0;([.L119]-[.M119]));MAX(0;([.L119]-[.M1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56" office:value-type="float" office:value="3100" calcext:value-type="float">
            <text:p>31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Relay/HVDC-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112030-ND (existing)(best)</text:p>
            <text:p>23-0191930245-ND (works, thinner)(better)</text:p>
            <text:p><text:span text:style-name="T7">A27067-ND (works, narrower)(good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1.0744" calcext:value-type="currency">
            <text:p>$1.07</text:p>
          </table:table-cell>
          <table:table-cell table:style-name="ce140" table:formula="of:=[.I120]*[.H120]" office:value-type="currency" office:currency="USD" office:value="2.1488" calcext:value-type="currency">
            <text:p>$2.15</text:p>
          </table:table-cell>
          <table:table-cell table:style-name="ce140" table:formula="of:=[.J120]*[.K$1]" office:value-type="currency" office:currency="USD" office:value="537.2" calcext:value-type="currency">
            <text:p>$537.20</text:p>
          </table:table-cell>
          <table:table-cell table:style-name="ce56" table:formula="of:=[.H120]*[.$K$1]" office:value-type="float" office:value="500" calcext:value-type="float">
            <text:p>500</text:p>
          </table:table-cell>
          <table:table-cell table:style-name="ce56" office:value-type="float" office:value="710" calcext:value-type="float">
            <text:p>710</text:p>
          </table:table-cell>
          <table:table-cell table:style-name="ce159" table:formula="of:=[.M120]*[.I120]" office:value-type="float" office:value="762.824" calcext:value-type="float">
            <text:p>762.82</text:p>
          </table:table-cell>
          <table:table-cell table:formula="of:=IF(MAX(0;([.L120]-[.M120]));MAX(0;([.L120]-[.M1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56" office:value-type="float" office:value="10800" calcext:value-type="float">
            <text:p>10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office:annotation draw:style-name="gr2" draw:text-style-name="P2" svg:width="1.1413in" svg:height="0.7083in" svg:x="3.0394in" svg:y="31.0717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6.9339in" svg:y="31.0398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7.7in" svg:y="31.0539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21]*[.H121]" office:value-type="currency" office:currency="USD" office:value="0" calcext:value-type="currency">
            <text:p>$0.00</text:p>
          </table:table-cell>
          <table:table-cell table:style-name="ce104" table:formula="of:=[.J121]*[.K$1]" office:value-type="currency" office:currency="USD" office:value="0" calcext:value-type="currency">
            <text:p>$0.00</text:p>
          </table:table-cell>
          <table:table-cell table:style-name="ce43" table:formula="of:=[.H121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21]*[.I121]" office:value-type="float" office:value="135.96" calcext:value-type="float">
            <text:p>135.96</text:p>
          </table:table-cell>
          <table:table-cell table:style-name="ce131" table:formula="of:=IF(MAX(0;([.L121]-[.M121]));MAX(0;([.L121]-[.M121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56"/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3/8" Conduit (non-slit)</text:p>
          </table:table-cell>
          <table:table-cell table:style-name="ce90" office:value-type="string" calcext:value-type="string">
            <text:p>electriduct.com</text:p>
          </table:table-cell>
          <table:table-cell table:style-name="ce56" office:value-type="string" calcext:value-type="string">
            <text:p>WL-PP-NS-0375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office:annotation draw:style-name="gr2" draw:text-style-name="P2" svg:width="1.1413in" svg:height="0.7083in" svg:x="6.9339in" svg:y="31.2323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40" table:formula="of:=15/50" office:value-type="currency" office:currency="USD" office:value="0.3" calcext:value-type="currency">
            <office:annotation draw:style-name="gr2" draw:text-style-name="P2" svg:width="1.1413in" svg:height="0.7083in" svg:x="7.7in" svg:y="31.2323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40" table:formula="of:=[.I122]*[.H122]" office:value-type="currency" office:currency="USD" office:value="1.8" calcext:value-type="currency">
            <text:p>$1.80</text:p>
          </table:table-cell>
          <table:table-cell table:style-name="ce140" table:formula="of:=[.J122]*[.K$1]" office:value-type="currency" office:currency="USD" office:value="450" calcext:value-type="currency">
            <text:p>$450.00</text:p>
          </table:table-cell>
          <table:table-cell table:style-name="ce56" table:formula="of:=[.H122]*[.$K$1]" office:value-type="float" office:value="1500" calcext:value-type="float">
            <text:p>1500</text:p>
          </table:table-cell>
          <table:table-cell table:style-name="ce56" office:value-type="float" office:value="1100" calcext:value-type="float">
            <text:p>1100</text:p>
          </table:table-cell>
          <table:table-cell table:style-name="ce159" table:formula="of:=[.M122]*[.I122]" office:value-type="float" office:value="330" calcext:value-type="float">
            <text:p>330.00</text:p>
          </table:table-cell>
          <table:table-cell table:formula="of:=IF(MAX(0;([.L122]-[.M122]));MAX(0;([.L122]-[.M122]));&quot; &quot;)" office:value-type="float" office:value="400" calcext:value-type="float">
            <text:p>400</text:p>
          </table:table-cell>
          <table:table-cell table:number-columns-repeated="2"/>
          <table:table-cell table:style-name="ce56" table:number-columns-repeated="46"/>
          <table:table-cell table:number-columns-repeated="961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Current Cables 4AWG</text:p>
          </table:table-cell>
          <table:table-cell table:style-name="ce90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6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90" office:value-type="string" calcext:value-type="string">
            <text:p>4 AW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.5" calcext:value-type="float">
            <office:annotation draw:style-name="gr2" draw:text-style-name="P2" svg:width="1.1413in" svg:height="0.7083in" svg:x="6.9339in" svg:y="31.4098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40" office:value-type="currency" office:currency="USD" office:value="1.23" calcext:value-type="currency">
            <office:annotation draw:style-name="gr2" draw:text-style-name="P2" svg:width="1.1413in" svg:height="0.7083in" svg:x="7.7in" svg:y="31.4098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40" table:formula="of:=[.I123]*[.H123]" office:value-type="currency" office:currency="USD" office:value="9.225" calcext:value-type="currency">
            <text:p>$9.23</text:p>
          </table:table-cell>
          <table:table-cell table:style-name="ce140" table:formula="of:=[.J123]*[.K$1]" office:value-type="currency" office:currency="USD" office:value="2306.25" calcext:value-type="currency">
            <text:p>$2,306.25</text:p>
          </table:table-cell>
          <table:table-cell table:style-name="ce56" table:formula="of:=[.H123]*[.$K$1]" office:value-type="float" office:value="1875" calcext:value-type="float">
            <text:p>1875</text:p>
          </table:table-cell>
          <table:table-cell table:style-name="ce56" office:value-type="float" office:value="1504" calcext:value-type="float">
            <text:p>1504</text:p>
          </table:table-cell>
          <table:table-cell table:style-name="ce159" table:formula="of:=[.M123]*[.I123]" office:value-type="float" office:value="1849.92" calcext:value-type="float">
            <text:p>1849.92</text:p>
          </table:table-cell>
          <table:table-cell table:formula="of:=IF(MAX(0;([.L123]-[.M123]));MAX(0;([.L123]-[.M123]));&quot; &quot;)" office:value-type="float" office:value="371" calcext:value-type="float">
            <text:p>371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½" heat shrink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07" calcext:value-type="currency">
            <text:p>$0.07</text:p>
          </table:table-cell>
          <table:table-cell table:style-name="ce140" table:formula="of:=[.I124]*[.H124]" office:value-type="currency" office:currency="USD" office:value="0.07" calcext:value-type="currency">
            <text:p>$0.07</text:p>
          </table:table-cell>
          <table:table-cell table:style-name="ce140" table:formula="of:=[.J124]*[.K$1]" office:value-type="currency" office:currency="USD" office:value="17.5" calcext:value-type="currency">
            <text:p>$17.50</text:p>
          </table:table-cell>
          <table:table-cell table:style-name="ce56" table:formula="of:=[.H124]*[.$K$1]" office:value-type="float" office:value="250" calcext:value-type="float">
            <text:p>25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24]*[.I124]" office:value-type="float" office:value="35" calcext:value-type="float">
            <text:p>35.00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Flat head screwdriver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0 mm flat hea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16.99/50" office:value-type="currency" office:currency="USD" office:value="0.3398" calcext:value-type="currency">
            <text:p>$0.34</text:p>
          </table:table-cell>
          <table:table-cell table:style-name="ce140" table:formula="of:=[.I125]*[.H125]" office:value-type="currency" office:currency="USD" office:value="0.3398" calcext:value-type="currency">
            <text:p>$0.34</text:p>
          </table:table-cell>
          <table:table-cell table:style-name="ce140" table:formula="of:=[.J125]*[.K$1]" office:value-type="currency" office:currency="USD" office:value="84.95" calcext:value-type="currency">
            <text:p>$84.95</text:p>
          </table:table-cell>
          <table:table-cell table:style-name="ce56" table:formula="of:=[.H125]*[.$K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9" table:formula="of:=[.M125]*[.I125]" office:value-type="float" office:value="50.97" calcext:value-type="float">
            <text:p>50.97</text:p>
          </table:table-cell>
          <table:table-cell table:formula="of:=IF(MAX(0;([.L125]-[.M125]));MAX(0;([.L125]-[.M125]));&quot; &quot;)" office:value-type="float" office:value="100" calcext:value-type="float">
            <text:p>1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Allen Wrench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5 mm L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35" calcext:value-type="currency">
            <text:p>$0.35</text:p>
          </table:table-cell>
          <table:table-cell table:style-name="ce140" table:formula="of:=[.I126]*[.H126]" office:value-type="currency" office:currency="USD" office:value="0.35" calcext:value-type="currency">
            <text:p>$0.35</text:p>
          </table:table-cell>
          <table:table-cell table:style-name="ce140" table:formula="of:=[.J126]*[.K$1]" office:value-type="currency" office:currency="USD" office:value="87.5" calcext:value-type="currency">
            <text:p>$87.50</text:p>
          </table:table-cell>
          <table:table-cell table:style-name="ce56" table:formula="of:=[.H126]*[.$K$1]" office:value-type="float" office:value="250" calcext:value-type="float">
            <text:p>250</text:p>
          </table:table-cell>
          <table:table-cell table:style-name="ce56" office:value-type="float" office:value="240" calcext:value-type="float">
            <text:p>240</text:p>
          </table:table-cell>
          <table:table-cell table:style-name="ce159" table:formula="of:=[.M126]*[.I126]" office:value-type="float" office:value="84" calcext:value-type="float">
            <text:p>84.00</text:p>
          </table:table-cell>
          <table:table-cell table:formula="of:=IF(MAX(0;([.L126]-[.M126]));MAX(0;([.L126]-[.M126]));&quot; &quot;)" office:value-type="float" office:value="10" calcext:value-type="float">
            <text:p>1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Connector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5" draw:text-style-name="P2" svg:width="1.1413in" svg:height="1.4787in" svg:x="5.8831in" svg:y="32.75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table:formula="of:=2.12" office:value-type="currency" office:currency="USD" office:value="2.12" calcext:value-type="currency">
            <text:p>$2.12</text:p>
          </table:table-cell>
          <table:table-cell table:style-name="ce140" table:formula="of:=[.I127]*[.H127]" office:value-type="currency" office:currency="USD" office:value="4.24" calcext:value-type="currency">
            <text:p>$4.24</text:p>
          </table:table-cell>
          <table:table-cell table:style-name="ce140" table:formula="of:=[.J127]*[.K$1]" office:value-type="currency" office:currency="USD" office:value="1060" calcext:value-type="currency">
            <text:p>$1,060.00</text:p>
          </table:table-cell>
          <table:table-cell table:style-name="ce56" table:formula="of:=[.H127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27]*[.I127]" office:value-type="float" office:value="1060" calcext:value-type="float">
            <text:p>1060.00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2S Connector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6" draw:text-style-name="P2" svg:width="1.1413in" svg:height="1.3232in" svg:x="5.8831in" svg:y="32.9272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2.26" office:value-type="currency" office:currency="USD" office:value="2.26" calcext:value-type="currency">
            <text:p>$2.26</text:p>
          </table:table-cell>
          <table:table-cell table:style-name="ce140" table:formula="of:=[.I128]*[.H128]" office:value-type="currency" office:currency="USD" office:value="2.26" calcext:value-type="currency">
            <text:p>$2.26</text:p>
          </table:table-cell>
          <table:table-cell table:style-name="ce140" table:formula="of:=[.J128]*[.K$1]" office:value-type="currency" office:currency="USD" office:value="565" calcext:value-type="currency">
            <text:p>$565.00</text:p>
          </table:table-cell>
          <table:table-cell table:style-name="ce56" table:formula="of:=[.H128]*[.$K$1]" office:value-type="float" office:value="250" calcext:value-type="float">
            <text:p>250</text:p>
          </table:table-cell>
          <table:table-cell table:style-name="ce56" office:value-type="float" office:value="450" calcext:value-type="float">
            <text:p>450</text:p>
          </table:table-cell>
          <table:table-cell table:style-name="ce159" table:formula="of:=[.M128]*[.I128]" office:value-type="float" office:value="1017" calcext:value-type="float">
            <text:p>1017.0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3.1126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office:annotation draw:style-name="gr2" draw:text-style-name="P2" svg:width="1.1413in" svg:height="0.7083in" svg:x="6.9339in" svg:y="33.1126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40" table:formula="of:=33.27/25" office:value-type="currency" office:currency="USD" office:value="1.3308" calcext:value-type="currency">
            <text:p>$1.33</text:p>
          </table:table-cell>
          <table:table-cell table:style-name="ce140" table:formula="of:=[.I129]*[.H129]" office:value-type="currency" office:currency="USD" office:value="1.3308" calcext:value-type="currency">
            <text:p>$1.33</text:p>
          </table:table-cell>
          <table:table-cell table:style-name="ce140" table:formula="of:=[.J129]*[.K$1]" office:value-type="currency" office:currency="USD" office:value="332.7" calcext:value-type="currency">
            <text:p>$332.70</text:p>
          </table:table-cell>
          <table:table-cell table:style-name="ce56" table:formula="of:=[.H129]*[.$K$1]" office:value-type="float" office:value="250" calcext:value-type="float">
            <text:p>250</text:p>
          </table:table-cell>
          <table:table-cell table:style-name="ce56" office:value-type="float" office:value="350" calcext:value-type="float">
            <text:p>350</text:p>
          </table:table-cell>
          <table:table-cell table:style-name="ce159" table:formula="of:=[.M129]*[.I129]" office:value-type="float" office:value="465.78" calcext:value-type="float">
            <text:p>465.78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C14M-2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5" calcext:value-type="float">
            <text:p>0.5</text:p>
          </table:table-cell>
          <table:table-cell table:style-name="ce140" table:formula="of:=24.71/25" office:value-type="currency" office:currency="USD" office:value="0.9884" calcext:value-type="currency">
            <text:p>$0.99</text:p>
          </table:table-cell>
          <table:table-cell table:style-name="ce140" table:formula="of:=[.I130]*[.H130]" office:value-type="currency" office:currency="USD" office:value="0.4942" calcext:value-type="currency">
            <text:p>$0.49</text:p>
          </table:table-cell>
          <table:table-cell table:style-name="ce140" table:formula="of:=[.J130]*[.K$1]" office:value-type="currency" office:currency="USD" office:value="123.55" calcext:value-type="currency">
            <text:p>$123.55</text:p>
          </table:table-cell>
          <table:table-cell table:style-name="ce56" table:formula="of:=[.H130]*[.$K$1]" office:value-type="float" office:value="125" calcext:value-type="float">
            <text:p>125</text:p>
          </table:table-cell>
          <table:table-cell table:style-name="ce56" office:value-type="float" office:value="150" calcext:value-type="float">
            <text:p>150</text:p>
          </table:table-cell>
          <table:table-cell table:style-name="ce159" table:formula="of:=[.M130]*[.I130]" office:value-type="float" office:value="148.26" calcext:value-type="float">
            <text:p>148.26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7">SFH213-PPPC-D10-ID-BK</text:span></text:p>
            <text:p><text:span text:style-name="T4">71600-020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66" calcext:value-type="currency">
            <text:p>$0.66</text:p>
          </table:table-cell>
          <table:table-cell table:style-name="ce140" table:formula="of:=[.I131]*[.H131]" office:value-type="currency" office:currency="USD" office:value="1.32" calcext:value-type="currency">
            <text:p>$1.32</text:p>
          </table:table-cell>
          <table:table-cell table:style-name="ce140" table:formula="of:=[.J131]*[.K$1]" office:value-type="currency" office:currency="USD" office:value="330" calcext:value-type="currency">
            <text:p>$330.00</text:p>
          </table:table-cell>
          <table:table-cell table:style-name="ce56" table:formula="of:=[.H131]*[.$K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9" table:formula="of:=[.M131]*[.I131]" office:value-type="float" office:value="363" calcext:value-type="float">
            <text:p>363.00</text:p>
          </table:table-cell>
          <table:table-cell table:formula="of:=IF(MAX(0;([.L131]-[.M131]));MAX(0;([.L131]-[.M13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56" office:value-type="float" office:value="15968" calcext:value-type="float">
            <text:p>15968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662" calcext:value-type="currency">
            <text:p>$0.66</text:p>
          </table:table-cell>
          <table:table-cell table:style-name="ce140" table:formula="of:=[.I132]*[.H132]" office:value-type="currency" office:currency="USD" office:value="0.662" calcext:value-type="currency">
            <text:p>$0.66</text:p>
          </table:table-cell>
          <table:table-cell table:style-name="ce140" table:formula="of:=[.J132]*[.K$1]" office:value-type="currency" office:currency="USD" office:value="165.5" calcext:value-type="currency">
            <text:p>$165.50</text:p>
          </table:table-cell>
          <table:table-cell table:style-name="ce56" table:formula="of:=[.H132]*[.$K$1]" office:value-type="float" office:value="250" calcext:value-type="float">
            <text:p>250</text:p>
          </table:table-cell>
          <table:table-cell table:style-name="ce56" office:value-type="float" office:value="320" calcext:value-type="float">
            <text:p>320</text:p>
          </table:table-cell>
          <table:table-cell table:style-name="ce159" table:formula="of:=[.M132]*[.I132]" office:value-type="float" office:value="211.84" calcext:value-type="float">
            <text:p>211.84</text:p>
          </table:table-cell>
          <table:table-cell table:formula="of:=IF(MAX(0;([.L132]-[.M132]));MAX(0;([.L132]-[.M13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56" office:value-type="float" office:value="326" calcext:value-type="float">
            <text:p>326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Ribbon Cable Sleeving</text:p>
          </table:table-cell>
          <table:table-cell table:style-name="ce90" office:value-type="string" calcext:value-type="string">
            <text:p>Cabletiesandmore</text:p>
          </table:table-cell>
          <table:table-cell table:style-name="ce56" office:value-type="string" calcext:value-type="string">
            <text:p>F6Z1.00-50 (TechFlex F6 Flat 1"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4" calcext:value-type="float">
            <office:annotation draw:style-name="gr2" draw:text-style-name="P2" svg:width="1.1413in" svg:height="0.7083in" svg:x="6.9339in" svg:y="34.4598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40" table:formula="of:=1.31" office:value-type="currency" office:currency="USD" office:value="1.31" calcext:value-type="currency">
            <text:p>$1.31</text:p>
          </table:table-cell>
          <table:table-cell table:style-name="ce140" table:formula="of:=[.I133]*[.H133]" office:value-type="currency" office:currency="USD" office:value="0.524" calcext:value-type="currency">
            <text:p>$0.52</text:p>
          </table:table-cell>
          <table:table-cell table:style-name="ce140" table:formula="of:=[.J133]*[.K$1]" office:value-type="currency" office:currency="USD" office:value="131" calcext:value-type="currency">
            <text:p>$131.00</text:p>
          </table:table-cell>
          <table:table-cell table:style-name="ce56" table:formula="of:=[.H133]*[.$K$1]" office:value-type="float" office:value="100" calcext:value-type="float">
            <text:p>100</text:p>
          </table:table-cell>
          <table:table-cell table:style-name="ce56" office:value-type="float" office:value="100" calcext:value-type="float">
            <text:p>100</text:p>
          </table:table-cell>
          <table:table-cell table:style-name="ce159" table:formula="of:=[.M133]*[.I133]" office:value-type="float" office:value="131" calcext:value-type="float">
            <text:p>131.00</text:p>
          </table:table-cell>
          <table:table-cell table:formula="of:=IF(MAX(0;([.L133]-[.M133]));MAX(0;([.L133]-[.M133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56" office:value-type="string" calcext:value-type="string">
            <text:p>Screw terminal ferrule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0 AWG insulate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017" calcext:value-type="currency">
            <text:p>$0.02</text:p>
          </table:table-cell>
          <table:table-cell table:style-name="ce140" table:formula="of:=[.I134]*[.H134]" office:value-type="currency" office:currency="USD" office:value="0.102" calcext:value-type="currency">
            <text:p>$0.10</text:p>
          </table:table-cell>
          <table:table-cell table:style-name="ce140" table:formula="of:=[.J134]*[.K$1]" office:value-type="currency" office:currency="USD" office:value="25.5" calcext:value-type="currency">
            <text:p>$25.50</text:p>
          </table:table-cell>
          <table:table-cell table:style-name="ce56" table:formula="of:=[.H134]*[.$K$1]" office:value-type="float" office:value="1500" calcext:value-type="float">
            <text:p>150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9" table:formula="of:=[.M134]*[.I134]" office:value-type="float" office:value="25.5" calcext:value-type="float">
            <text:p>25.5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ferrule (large pins)</text:p>
          </table:table-cell>
          <table:table-cell table:style-name="ce90" office:value-type="string" calcext:value-type="string">
            <text:p>Digikey</text:p>
            <text:p>Digikey</text:p>
            <text:p>Amazon</text:p>
          </table:table-cell>
          <table:table-cell table:style-name="ce56" office:value-type="string" calcext:value-type="string">
            <text:p><text:span text:style-name="T7">288-1077-ND (short)</text:span></text:p>
            <text:p><text:span text:style-name="T4">288-1078-ND (long)</text:span></text:p>
            <text:p><text:span text:style-name="T4">Tnisesm 26-22 non-insulated butt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044" calcext:value-type="currency">
            <text:p>$0.04</text:p>
          </table:table-cell>
          <table:table-cell table:style-name="ce140" table:formula="of:=[.I135]*[.H135]" office:value-type="currency" office:currency="USD" office:value="0.088" calcext:value-type="currency">
            <text:p>$0.09</text:p>
          </table:table-cell>
          <table:table-cell table:style-name="ce140" table:formula="of:=[.J135]*[.K$1]" office:value-type="currency" office:currency="USD" office:value="22" calcext:value-type="currency">
            <text:p>$22.00</text:p>
          </table:table-cell>
          <table:table-cell table:style-name="ce56" table:formula="of:=[.H135]*[.$K$1]" office:value-type="float" office:value="500" calcext:value-type="float">
            <text:p>500</text:p>
          </table:table-cell>
          <table:table-cell table:style-name="ce56" office:value-type="float" office:value="1200" calcext:value-type="float">
            <text:p>1200</text:p>
          </table:table-cell>
          <table:table-cell table:style-name="ce159" table:formula="of:=[.M135]*[.I135]" office:value-type="float" office:value="52.8" calcext:value-type="float">
            <text:p>52.80</text:p>
          </table:table-cell>
          <table:table-cell table:formula="of:=IF(MAX(0;([.L135]-[.M135]));MAX(0;([.L135]-[.M13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LCD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4x20 with I2C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7.1" calcext:value-type="currency">
            <text:p>$7.10</text:p>
          </table:table-cell>
          <table:table-cell table:style-name="ce140" table:formula="of:=[.I136]*[.H136]" office:value-type="currency" office:currency="USD" office:value="7.1" calcext:value-type="currency">
            <text:p>$7.10</text:p>
          </table:table-cell>
          <table:table-cell table:style-name="ce140" table:formula="of:=[.J136]*[.K$1]" office:value-type="currency" office:currency="USD" office:value="1775" calcext:value-type="currency">
            <text:p>$1,775.00</text:p>
          </table:table-cell>
          <table:table-cell table:style-name="ce56" table:formula="of:=[.H136]*[.$K$1]" office:value-type="float" office:value="250" calcext:value-type="float">
            <text:p>250</text:p>
          </table:table-cell>
          <table:table-cell table:style-name="ce56" office:value-type="float" office:value="80" calcext:value-type="float">
            <text:p>80</text:p>
          </table:table-cell>
          <table:table-cell table:style-name="ce159" table:formula="of:=[.M136]*[.I136]" office:value-type="float" office:value="568" calcext:value-type="float">
            <text:p>568.00</text:p>
          </table:table-cell>
          <table:table-cell table:formula="of:=IF(MAX(0;([.L136]-[.M136]));MAX(0;([.L136]-[.M136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2" office:value-type="string" calcext:value-type="string">
            <text:p>4x20 Display</text:p>
          </table:table-cell>
          <table:table-cell table:style-name="ce32" office:value-type="string" calcext:value-type="string">
            <text:p>4x1 Housing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952-2229-ND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14008" calcext:value-type="currency">
            <text:p>$0.14</text:p>
          </table:table-cell>
          <table:table-cell table:style-name="ce119" table:formula="of:=[.I137]*[.H137]" office:value-type="currency" office:currency="USD" office:value="0" calcext:value-type="currency">
            <text:p>$0.00</text:p>
          </table:table-cell>
          <table:table-cell table:style-name="ce119" table:formula="of:=[.J137]*[.K$1]" office:value-type="currency" office:currency="USD" office:value="0" calcext:value-type="currency">
            <text:p>$0.00</text:p>
          </table:table-cell>
          <table:table-cell table:style-name="ce40" table:formula="of:=[.H137]*[.$K$1]" office:value-type="float" office:value="0" calcext:value-type="float">
            <text:p>0</text:p>
          </table:table-cell>
          <table:table-cell table:style-name="ce40" office:value-type="float" office:value="250" calcext:value-type="float">
            <text:p>250</text:p>
          </table:table-cell>
          <table:table-cell table:style-name="ce141" table:formula="of:=[.M137]*[.I137]" office:value-type="float" office:value="35.02" calcext:value-type="float">
            <text:p>35.02</text:p>
          </table:table-cell>
          <table:table-cell table:style-name="ce153" table:formula="of:=IF(MAX(0;([.L137]-[.M137]));MAX(0;([.L137]-[.M137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2" office:value-type="string" calcext:value-type="string">
            <text:p>4x20 Display</text:p>
          </table:table-cell>
          <table:table-cell table:style-name="ce40" office:value-type="string" calcext:value-type="string">
            <text:p>contact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M20-1160042 (prototype)</text:p>
            <text:p>FIND BETTER PIN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0463" calcext:value-type="currency">
            <text:p>$0.05</text:p>
          </table:table-cell>
          <table:table-cell table:style-name="ce119" table:formula="of:=[.I138]*[.H138]" office:value-type="currency" office:currency="USD" office:value="0" calcext:value-type="currency">
            <text:p>$0.00</text:p>
          </table:table-cell>
          <table:table-cell table:style-name="ce119" table:formula="of:=[.J138]*[.K$1]" office:value-type="currency" office:currency="USD" office:value="0" calcext:value-type="currency">
            <text:p>$0.00</text:p>
          </table:table-cell>
          <table:table-cell table:style-name="ce40" table:formula="of:=[.H138]*[.$K$1]" office:value-type="float" office:value="0" calcext:value-type="float">
            <text:p>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41" table:formula="of:=[.M138]*[.I138]" office:value-type="float" office:value="46.3" calcext:value-type="float">
            <text:p>46.30</text:p>
          </table:table-cell>
          <table:table-cell table:style-name="ce153" table:formula="of:=IF(MAX(0;([.L138]-[.M138]));MAX(0;([.L138]-[.M138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Housing - 1x4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6.0205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81" calcext:value-type="currency">
            <text:p>$0.18</text:p>
          </table:table-cell>
          <table:table-cell table:style-name="ce140" table:formula="of:=[.I139]*[.H139]" office:value-type="currency" office:currency="USD" office:value="0.362" calcext:value-type="currency">
            <text:p>$0.36</text:p>
          </table:table-cell>
          <table:table-cell table:style-name="ce140" table:formula="of:=[.J139]*[.K$1]" office:value-type="currency" office:currency="USD" office:value="90.5" calcext:value-type="currency">
            <text:p>$90.50</text:p>
          </table:table-cell>
          <table:table-cell table:style-name="ce56" table:formula="of:=[.H139]*[.$K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39]*[.I139]" office:value-type="float" office:value="45.25" calcext:value-type="float">
            <text:p>45.25</text:p>
          </table:table-cell>
          <table:table-cell table:formula="of:=IF(MAX(0;([.L139]-[.M139]));MAX(0;([.L139]-[.M139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8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3" draw:text-style-name="P2" svg:width="1.1413in" svg:height="1.1677in" svg:x="5.8831in" svg:y="36.3571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13065" calcext:value-type="currency">
            <text:p>$0.13</text:p>
          </table:table-cell>
          <table:table-cell table:style-name="ce140" table:formula="of:=[.I140]*[.H140]" office:value-type="currency" office:currency="USD" office:value="0.5226" calcext:value-type="currency">
            <text:p>$0.52</text:p>
          </table:table-cell>
          <table:table-cell table:style-name="ce140" table:formula="of:=[.J140]*[.K$1]" office:value-type="currency" office:currency="USD" office:value="130.65" calcext:value-type="currency">
            <text:p>$130.65</text:p>
          </table:table-cell>
          <table:table-cell table:style-name="ce56" table:formula="of:=[.H140]*[.$K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40]*[.I140]" office:value-type="float" office:value="65.325" calcext:value-type="float">
            <text:p>65.33</text:p>
          </table:table-cell>
          <table:table-cell table:formula="of:=IF(MAX(0;([.L140]-[.M140]));MAX(0;([.L140]-[.M140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4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8248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13065" calcext:value-type="currency">
            <text:p>$0.13</text:p>
          </table:table-cell>
          <table:table-cell table:style-name="ce140" table:formula="of:=[.I141]*[.H141]" office:value-type="currency" office:currency="USD" office:value="0.5226" calcext:value-type="currency">
            <text:p>$0.52</text:p>
          </table:table-cell>
          <table:table-cell table:style-name="ce140" table:formula="of:=[.J141]*[.K$1]" office:value-type="currency" office:currency="USD" office:value="130.65" calcext:value-type="currency">
            <text:p>$130.65</text:p>
          </table:table-cell>
          <table:table-cell table:style-name="ce56" table:formula="of:=[.H141]*[.$K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41]*[.I141]" office:value-type="float" office:value="65.325" calcext:value-type="float">
            <text:p>65.33</text:p>
          </table:table-cell>
          <table:table-cell table:formula="of:=IF(MAX(0;([.L141]-[.M141]));MAX(0;([.L141]-[.M141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Shielded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308-10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140" office:value-type="currency" office:currency="USD" office:value="0.242" calcext:value-type="currency">
            <text:p>$0.24</text:p>
          </table:table-cell>
          <table:table-cell table:style-name="ce140" table:formula="of:=[.I142]*[.H142]" office:value-type="currency" office:currency="USD" office:value="2.42" calcext:value-type="currency">
            <text:p>$2.42</text:p>
          </table:table-cell>
          <table:table-cell table:style-name="ce140" table:formula="of:=[.J142]*[.K$1]" office:value-type="currency" office:currency="USD" office:value="605" calcext:value-type="currency">
            <text:p>$605.00</text:p>
          </table:table-cell>
          <table:table-cell table:style-name="ce56" table:formula="of:=[.H142]*[.$K$1]" office:value-type="float" office:value="2500" calcext:value-type="float">
            <text:p>2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9" table:formula="of:=[.M142]*[.I142]" office:value-type="float" office:value="484" calcext:value-type="float">
            <text:p>484.00</text:p>
          </table:table-cell>
          <table:table-cell table:formula="of:=IF(MAX(0;([.L142]-[.M142]));MAX(0;([.L142]-[.M142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4"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02" calcext:value-type="currency">
            <text:p>$0.02</text:p>
          </table:table-cell>
          <table:table-cell table:style-name="ce140" table:formula="of:=[.I143]*[.H143]" office:value-type="currency" office:currency="USD" office:value="0.04" calcext:value-type="currency">
            <text:p>$0.04</text:p>
          </table:table-cell>
          <table:table-cell table:style-name="ce140" table:formula="of:=[.J143]*[.K$1]" office:value-type="currency" office:currency="USD" office:value="10" calcext:value-type="currency">
            <text:p>$10.00</text:p>
          </table:table-cell>
          <table:table-cell table:style-name="ce56" table:formula="of:=[.H143]*[.$K$1]" office:value-type="float" office:value="500" calcext:value-type="float">
            <text:p>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9" table:formula="of:=[.M143]*[.I143]" office:value-type="float" office:value="40" calcext:value-type="float">
            <text:p>40.00</text:p>
          </table:table-cell>
          <table:table-cell table:formula="of:=IF(MAX(0;([.L143]-[.M143]));MAX(0;([.L143]-[.M143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VHB Adhesive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LSE-160WF 2" wide</text:p>
          </table:table-cell>
          <table:table-cell table:style-name="ce90"/>
          <table:table-cell table:style-name="ce56" table:number-columns-repeated="2"/>
          <table:table-cell table:style-name="ce56" table:formula="of:=1/12" office:value-type="float" office:value="0.0833333333333333" calcext:value-type="float">
            <office:annotation draw:style-name="gr2" draw:text-style-name="P2" svg:width="1.1413in" svg:height="0.7083in" svg:x="6.9339in" svg:y="37.3689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40" table:formula="of:=34.91/15" office:value-type="currency" office:currency="USD" office:value="2.32733333333333" calcext:value-type="currency">
            <text:p>$2.33</text:p>
          </table:table-cell>
          <table:table-cell table:style-name="ce140" table:formula="of:=[.I144]*[.H144]" office:value-type="currency" office:currency="USD" office:value="0.193944444444444" calcext:value-type="currency">
            <text:p>$0.19</text:p>
          </table:table-cell>
          <table:table-cell table:style-name="ce140" table:formula="of:=[.J144]*[.K$1]" office:value-type="currency" office:currency="USD" office:value="48.4861111111111" calcext:value-type="currency">
            <text:p>$48.49</text:p>
          </table:table-cell>
          <table:table-cell table:style-name="ce56" table:formula="of:=[.H144]*[.$K$1]" office:value-type="float" office:value="20.8333333333333" calcext:value-type="float">
            <text:p>20.83</text:p>
          </table:table-cell>
          <table:table-cell table:style-name="ce56" office:value-type="float" office:value="15" calcext:value-type="float">
            <text:p>15</text:p>
          </table:table-cell>
          <table:table-cell table:style-name="ce159" table:formula="of:=[.M144]*[.I144]" office:value-type="float" office:value="34.91" calcext:value-type="float">
            <text:p>34.91</text:p>
          </table:table-cell>
          <table:table-cell table:formula="of:=IF(MAX(0;([.L144]-[.M144]));MAX(0;([.L144]-[.M144]));&quot; &quot;)" office:value-type="float" office:value="5.83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Ziplock bag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6x10 (existing)</text:p>
            <text:p>6x9 (new)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19.24/200" office:value-type="currency" office:currency="USD" office:value="0.0962" calcext:value-type="currency">
            <text:p>$0.10</text:p>
          </table:table-cell>
          <table:table-cell table:style-name="ce140" table:formula="of:=[.I145]*[.H145]" office:value-type="currency" office:currency="USD" office:value="0.0962" calcext:value-type="currency">
            <text:p>$0.10</text:p>
          </table:table-cell>
          <table:table-cell table:style-name="ce140" table:formula="of:=[.J145]*[.K$1]" office:value-type="currency" office:currency="USD" office:value="24.05" calcext:value-type="currency">
            <text:p>$24.05</text:p>
          </table:table-cell>
          <table:table-cell table:style-name="ce56" table:formula="of:=[.H145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45]*[.I145]" office:value-type="float" office:value="24.05" calcext:value-type="float">
            <text:p>24.05</text:p>
          </table:table-cell>
          <table:table-cell table:formula="of:=IF(MAX(0;([.L145]-[.M145]));MAX(0;([.L145]-[.M145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Shipping Label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9.99/200" office:value-type="currency" office:currency="USD" office:value="0.04995" calcext:value-type="currency">
            <text:p>$0.05</text:p>
          </table:table-cell>
          <table:table-cell table:style-name="ce140" table:formula="of:=[.I146]*[.H146]" office:value-type="currency" office:currency="USD" office:value="0.04995" calcext:value-type="currency">
            <text:p>$0.05</text:p>
          </table:table-cell>
          <table:table-cell table:style-name="ce140" table:formula="of:=[.J146]*[.K$1]" office:value-type="currency" office:currency="USD" office:value="12.4875" calcext:value-type="currency">
            <text:p>$12.49</text:p>
          </table:table-cell>
          <table:table-cell table:style-name="ce56" table:formula="of:=[.H146]*[.$K$1]" office:value-type="float" office:value="250" calcext:value-type="float">
            <text:p>250</text:p>
          </table:table-cell>
          <table:table-cell table:style-name="ce56" office:value-type="float" office:value="200" calcext:value-type="float">
            <text:p>200</text:p>
          </table:table-cell>
          <table:table-cell table:style-name="ce159" table:formula="of:=[.M146]*[.I146]" office:value-type="float" office:value="9.99" calcext:value-type="float">
            <text:p>9.99</text:p>
          </table:table-cell>
          <table:table-cell table:formula="of:=IF(MAX(0;([.L146]-[.M146]));MAX(0;([.L146]-[.M146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56" office:value-type="string" calcext:value-type="string">
            <text:p>Foam Sleeve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1560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0.35" office:value-type="currency" office:currency="USD" office:value="0.35" calcext:value-type="currency">
            <text:p>$0.35</text:p>
          </table:table-cell>
          <table:table-cell table:style-name="ce140" table:formula="of:=[.I147]*[.H147]" office:value-type="currency" office:currency="USD" office:value="0.35" calcext:value-type="currency">
            <text:p>$0.35</text:p>
          </table:table-cell>
          <table:table-cell table:style-name="ce140" table:formula="of:=[.J147]*[.K$1]" office:value-type="currency" office:currency="USD" office:value="87.5" calcext:value-type="currency">
            <text:p>$87.50</text:p>
          </table:table-cell>
          <table:table-cell table:style-name="ce56" table:formula="of:=[.H147]*[.$K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9" table:formula="of:=[.M147]*[.I147]" office:value-type="float" office:value="52.5" calcext:value-type="float">
            <text:p>52.50</text:p>
          </table:table-cell>
          <table:table-cell table:formula="of:=IF(MAX(0;([.L147]-[.M147]));MAX(0;([.L147]-[.M147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4x12x4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118.6/75" office:value-type="currency" office:currency="USD" office:value="1.58133333333333" calcext:value-type="currency">
            <text:p>$1.58</text:p>
          </table:table-cell>
          <table:table-cell table:style-name="ce140" table:formula="of:=[.I148]*[.H148]" office:value-type="currency" office:currency="USD" office:value="1.58133333333333" calcext:value-type="currency">
            <text:p>$1.58</text:p>
          </table:table-cell>
          <table:table-cell table:style-name="ce140" table:formula="of:=[.J148]*[.K$1]" office:value-type="currency" office:currency="USD" office:value="395.333333333333" calcext:value-type="currency">
            <text:p>$395.33</text:p>
          </table:table-cell>
          <table:table-cell table:style-name="ce56" table:formula="of:=[.H148]*[.$K$1]" office:value-type="float" office:value="250" calcext:value-type="float">
            <text:p>250</text:p>
          </table:table-cell>
          <table:table-cell table:style-name="ce56" office:value-type="float" office:value="75" calcext:value-type="float">
            <text:p>75</text:p>
          </table:table-cell>
          <table:table-cell table:style-name="ce159" table:formula="of:=[.M148]*[.I148]" office:value-type="float" office:value="118.6" calcext:value-type="float">
            <text:p>118.60</text:p>
          </table:table-cell>
          <table:table-cell table:formula="of:=IF(MAX(0;([.L148]-[.M148]));MAX(0;([.L148]-[.M148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23983 (20.5*8.5*3.5 OD)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0.95*1.337" office:value-type="currency" office:currency="USD" office:value="1.27015" calcext:value-type="currency">
            <text:p>$1.27</text:p>
          </table:table-cell>
          <table:table-cell table:style-name="ce140" table:formula="of:=[.I149]*[.H149]" office:value-type="currency" office:currency="USD" office:value="1.27015" calcext:value-type="currency">
            <text:p>$1.27</text:p>
          </table:table-cell>
          <table:table-cell table:style-name="ce140" table:formula="of:=[.J149]*[.K$1]" office:value-type="currency" office:currency="USD" office:value="317.5375" calcext:value-type="currency">
            <text:p>$317.54</text:p>
          </table:table-cell>
          <table:table-cell table:style-name="ce56" table:formula="of:=[.H149]*[.$K$1]" office:value-type="float" office:value="250" calcext:value-type="float">
            <text:p>250</text:p>
          </table:table-cell>
          <table:table-cell table:style-name="ce56" office:value-type="float" office:value="100" calcext:value-type="float">
            <text:p>100</text:p>
          </table:table-cell>
          <table:table-cell table:style-name="ce159" table:formula="of:=[.M149]*[.I149]" office:value-type="float" office:value="127.015" calcext:value-type="float">
            <text:p>127.02</text:p>
          </table:table-cell>
          <table:table-cell table:formula="of:=IF(MAX(0;([.L149]-[.M149]));MAX(0;([.L149]-[.M149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56" office:value-type="string" calcext:value-type="string">
            <text:p>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98-18583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38.74/200" office:value-type="currency" office:currency="USD" office:value="0.1937" calcext:value-type="currency">
            <text:p>$0.19</text:p>
          </table:table-cell>
          <table:table-cell table:style-name="ce140" table:formula="of:=[.I150]*[.H150]" office:value-type="currency" office:currency="USD" office:value="0.1937" calcext:value-type="currency">
            <text:p>$0.19</text:p>
          </table:table-cell>
          <table:table-cell table:style-name="ce140" table:formula="of:=[.J150]*[.K$1]" office:value-type="currency" office:currency="USD" office:value="48.425" calcext:value-type="currency">
            <text:p>$48.43</text:p>
          </table:table-cell>
          <table:table-cell table:style-name="ce56" table:formula="of:=[.H150]*[.$K$1]" office:value-type="float" office:value="250" calcext:value-type="float">
            <text:p>250</text:p>
          </table:table-cell>
          <table:table-cell table:style-name="ce56" office:value-type="float" office:value="400" calcext:value-type="float">
            <text:p>400</text:p>
          </table:table-cell>
          <table:table-cell table:style-name="ce159" table:formula="of:=[.M150]*[.I150]" office:value-type="float" office:value="77.48" calcext:value-type="float">
            <text:p>77.48</text:p>
          </table:table-cell>
          <table:table-cell table:formula="of:=IF(MAX(0;([.L150]-[.M150]));MAX(0;([.L150]-[.M1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56" office:value-type="string" calcext:value-type="string">
            <text:p>Label Text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TZe231 12mm BLKonWHT &amp; BLKonCLR</text:p>
          </table:table-cell>
          <table:table-cell table:style-name="ce90"/>
          <table:table-cell table:style-name="ce56" table:number-columns-repeated="2"/>
          <table:table-cell table:style-name="ce56" office:value-type="float" office:value="0.125" calcext:value-type="float">
            <office:annotation draw:style-name="gr2" draw:text-style-name="P2" svg:width="1.1413in" svg:height="0.7083in" svg:x="6.9339in" svg:y="38.7728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40" table:formula="of:=11.99/4" office:value-type="currency" office:currency="USD" office:value="2.9975" calcext:value-type="currency">
            <text:p>$3.00</text:p>
          </table:table-cell>
          <table:table-cell table:style-name="ce140" table:formula="of:=[.I151]*[.H151]" office:value-type="currency" office:currency="USD" office:value="0.3746875" calcext:value-type="currency">
            <text:p>$0.37</text:p>
          </table:table-cell>
          <table:table-cell table:style-name="ce140" table:formula="of:=[.J151]*[.K$1]" office:value-type="currency" office:currency="USD" office:value="93.671875" calcext:value-type="currency">
            <text:p>$93.67</text:p>
          </table:table-cell>
          <table:table-cell table:style-name="ce56" table:formula="of:=[.H151]*[.$K$1]" office:value-type="float" office:value="31.25" calcext:value-type="float">
            <text:p>31.25</text:p>
          </table:table-cell>
          <table:table-cell table:style-name="ce56" office:value-type="float" office:value="26" calcext:value-type="float">
            <text:p>26</text:p>
          </table:table-cell>
          <table:table-cell table:style-name="ce159" table:formula="of:=[.M151]*[.I151]" office:value-type="float" office:value="77.935" calcext:value-type="float">
            <text:p>77.94</text:p>
          </table:table-cell>
          <table:table-cell table:formula="of:=IF(MAX(0;([.L151]-[.M151]));MAX(0;([.L151]-[.M151]));&quot; &quot;)" office:value-type="float" office:value="5.25" calcext:value-type="float">
            <text:p>5.25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LiBCM power</text:p>
            <text:p>temp sensor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8" conduit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office:annotation draw:style-name="gr2" draw:text-style-name="P2" svg:width="1.1413in" svg:height="0.7083in" svg:x="6.9339in" svg:y="38.9362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40" table:formula="of:=8.99/100" office:value-type="currency" office:currency="USD" office:value="0.0899" calcext:value-type="currency">
            <office:annotation draw:style-name="gr2" draw:text-style-name="P2" svg:width="1.1413in" svg:height="0.7083in" svg:x="7.7in" svg:y="38.95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40" table:formula="of:=[.I152]*[.H152]" office:value-type="currency" office:currency="USD" office:value="0.3596" calcext:value-type="currency">
            <text:p>$0.36</text:p>
          </table:table-cell>
          <table:table-cell table:style-name="ce140" table:formula="of:=[.J152]*[.K$1]" office:value-type="currency" office:currency="USD" office:value="89.9" calcext:value-type="currency">
            <text:p>$89.90</text:p>
          </table:table-cell>
          <table:table-cell table:style-name="ce56" table:formula="of:=[.H152]*[.$K$1]" office:value-type="float" office:value="1000" calcext:value-type="float">
            <text:p>1000</text:p>
          </table:table-cell>
          <table:table-cell table:style-name="ce56" office:value-type="float" office:value="400" calcext:value-type="float">
            <text:p>400</text:p>
          </table:table-cell>
          <table:table-cell table:style-name="ce159" table:formula="of:=[.M152]*[.I152]" office:value-type="float" office:value="35.96" calcext:value-type="float">
            <text:p>35.96</text:p>
          </table:table-cell>
          <table:table-cell table:formula="of:=IF(MAX(0;([.L152]-[.M152]));MAX(0;([.L152]-[.M152]));&quot; &quot;)" office:value-type="float" office:value="600" calcext:value-type="float">
            <text:p>6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56" office:value-type="string" calcext:value-type="string">
            <text:p>¼" MCM'E' conduit</text:p>
            <text:p>¼" Grid conduit</text:p>
          </table:table-cell>
          <table:table-cell table:style-name="ce90" office:value-type="string" calcext:value-type="string">
            <text:p>Amazon</text:p>
            <text:p>Electriduct.com</text:p>
          </table:table-cell>
          <table:table-cell table:style-name="ce56" office:value-type="string" calcext:value-type="string">
            <text:p>1/4" ID conduit non-slit</text:p>
          </table:table-cell>
          <table:table-cell table:style-name="ce56" table:number-columns-repeated="3"/>
          <table:table-cell table:style-name="ce56" table:formula="of:=(435/25.4)/12" office:value-type="float" office:value="1.42716535433071" calcext:value-type="float">
            <office:annotation draw:style-name="gr2" draw:text-style-name="P2" svg:width="1.1413in" svg:height="0.7083in" svg:x="6.9339in" svg:y="39.287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40" office:value-type="currency" office:currency="USD" office:value="0.24" calcext:value-type="currency">
            <text:p>$0.24</text:p>
          </table:table-cell>
          <table:table-cell table:style-name="ce140" table:formula="of:=[.I153]*[.H153]" office:value-type="currency" office:currency="USD" office:value="0.34251968503937" calcext:value-type="currency">
            <text:p>$0.34</text:p>
          </table:table-cell>
          <table:table-cell table:style-name="ce140" table:formula="of:=[.J153]*[.K$1]" office:value-type="currency" office:currency="USD" office:value="85.6299212598425" calcext:value-type="currency">
            <text:p>$85.63</text:p>
          </table:table-cell>
          <table:table-cell table:style-name="ce56" table:formula="of:=[.H153]*[.$K$1]" office:value-type="float" office:value="356.791338582677" calcext:value-type="float">
            <text:p>356.79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53]*[.I153]" office:value-type="float" office:value="60" calcext:value-type="float">
            <text:p>60.00</text:p>
          </table:table-cell>
          <table:table-cell table:formula="of:=IF(MAX(0;([.L153]-[.M153]));MAX(0;([.L153]-[.M153]));&quot; &quot;)" office:value-type="float" office:value="106.791338582677" calcext:value-type="float">
            <text:p>106.79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4"</text:p>
          </table:table-cell>
          <table:table-cell table:style-name="ce90" office:value-type="string" calcext:value-type="string">
            <text:p>Home Depot</text:p>
          </table:table-cell>
          <table:table-cell table:style-name="ce56" table:number-columns-repeated="4"/>
          <table:table-cell table:style-name="ce56" office:value-type="float" office:value="8" calcext:value-type="float">
            <text:p>8</text:p>
          </table:table-cell>
          <table:table-cell table:style-name="ce140" office:value-type="currency" office:currency="USD" office:value="0.02" calcext:value-type="currency">
            <text:p>$0.02</text:p>
          </table:table-cell>
          <table:table-cell table:style-name="ce140" table:formula="of:=[.I154]*[.H154]" office:value-type="currency" office:currency="USD" office:value="0.16" calcext:value-type="currency">
            <text:p>$0.16</text:p>
          </table:table-cell>
          <table:table-cell table:style-name="ce140" table:formula="of:=[.J154]*[.K$1]" office:value-type="currency" office:currency="USD" office:value="40" calcext:value-type="currency">
            <text:p>$40.00</text:p>
          </table:table-cell>
          <table:table-cell table:style-name="ce56" table:formula="of:=[.H154]*[.$K$1]" office:value-type="float" office:value="2000" calcext:value-type="float">
            <text:p>20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9" table:formula="of:=[.M154]*[.I154]" office:value-type="float" office:value="40" calcext:value-type="float">
            <text:p>40.00</text:p>
          </table:table-cell>
          <table:table-cell table:formula="of:=IF(MAX(0;([.L154]-[.M154]));MAX(0;([.L154]-[.M15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56" office:value-type="string" calcext:value-type="string">
            <text:p>UPS</text:p>
          </table:table-cell>
          <table:table-cell table:style-name="ce90" office:value-type="string" calcext:value-type="string">
            <text:p>UPS</text:p>
          </table:table-cell>
          <table:table-cell table:style-name="ce56" office:value-type="string" calcext:value-type="string">
            <text:p>Insured for $1200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40" table:formula="of:=13.83+9.6" office:value-type="currency" office:currency="USD" office:value="23.43" calcext:value-type="currency">
            <text:p>$23.43</text:p>
          </table:table-cell>
          <table:table-cell table:style-name="ce140" table:formula="of:=[.I155]*[.H155]" office:value-type="currency" office:currency="USD" office:value="23.43" calcext:value-type="currency">
            <text:p>$23.43</text:p>
          </table:table-cell>
          <table:table-cell table:style-name="ce140" table:formula="of:=[.J155]*[.K$1]" office:value-type="currency" office:currency="USD" office:value="5857.5" calcext:value-type="currency">
            <text:p>$5,857.50</text:p>
          </table:table-cell>
          <table:table-cell table:style-name="ce56" table:formula="of:=[.H155]*[.$K$1]" office:value-type="float" office:value="250" calcext:value-type="float">
            <text:p>250</text:p>
          </table:table-cell>
          <table:table-cell table:style-name="ce56" office:value-type="float" office:value="1" calcext:value-type="float">
            <text:p>1</text:p>
          </table:table-cell>
          <table:table-cell table:style-name="ce159" table:formula="of:=[.M155]*[.I155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Ferrite Core</text:p>
          </table:table-cell>
          <table:table-cell table:style-name="ce56" office:value-type="string" calcext:value-type="string">
            <text:p>HVDC cables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float" office:value="2631626202" calcext:value-type="float">
            <text:p>263162620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8.78" calcext:value-type="currency">
            <text:p>$8.78</text:p>
          </table:table-cell>
          <table:table-cell table:style-name="ce140" table:formula="of:=[.I156]*[.H156]" office:value-type="currency" office:currency="USD" office:value="8.78" calcext:value-type="currency">
            <text:p>$8.78</text:p>
          </table:table-cell>
          <table:table-cell table:style-name="ce140" table:formula="of:=[.J156]*[.K$1]" office:value-type="currency" office:currency="USD" office:value="2195" calcext:value-type="currency">
            <text:p>$2,195.00</text:p>
          </table:table-cell>
          <table:table-cell table:style-name="ce56" table:formula="of:=[.H156]*[.$K$1]" office:value-type="float" office:value="250" calcext:value-type="float">
            <text:p>250</text:p>
          </table:table-cell>
          <table:table-cell table:style-name="ce56" office:value-type="float" office:value="289" calcext:value-type="float">
            <text:p>289</text:p>
          </table:table-cell>
          <table:table-cell table:style-name="ce159" table:formula="of:=[.M156]*[.I156]" office:value-type="float" office:value="2537.42" calcext:value-type="float">
            <text:p>2537.42</text:p>
          </table:table-cell>
          <table:table-cell table:formula="of:=IF(MAX(0;([.L156]-[.M156]));MAX(0;([.L156]-[.M156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8"</text:p>
          </table:table-cell>
          <table:table-cell table:style-name="ce90" office:value-type="string" calcext:value-type="string">
            <text:p>Home Depot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140" office:value-type="currency" office:currency="USD" office:value="0.02" calcext:value-type="currency">
            <office:annotation draw:style-name="gr2" draw:text-style-name="P2" svg:width="1.1413in" svg:height="0.7083in" svg:x="7.7in" svg:y="40.1571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40" table:formula="of:=[.I157]*[.H157]" office:value-type="currency" office:currency="USD" office:value="0.1" calcext:value-type="currency">
            <text:p>$0.10</text:p>
          </table:table-cell>
          <table:table-cell table:style-name="ce140" table:formula="of:=[.J157]*[.K$1]" office:value-type="currency" office:currency="USD" office:value="25" calcext:value-type="currency">
            <text:p>$25.00</text:p>
          </table:table-cell>
          <table:table-cell table:style-name="ce56" table:formula="of:=[.H157]*[.$K$1]" office:value-type="float" office:value="1250" calcext:value-type="float">
            <text:p>125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157]*[.I157]" office:value-type="float" office:value="20" calcext:value-type="float">
            <text:p>20.00</text:p>
          </table:table-cell>
          <table:table-cell table:formula="of:=IF(MAX(0;([.L157]-[.M157]));MAX(0;([.L157]-[.M157]));&quot; &quot;)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7:.J157])+[.J74]" office:value-type="currency" office:currency="USD" office:value="423.824364962817" calcext:value-type="currency">
            <text:p>$423.82</text:p>
          </table:table-cell>
          <table:table-cell table:style-name="ce75" table:formula="of:=SUM([.K77:.K157])+[.K74]" office:value-type="currency" office:currency="USD" office:value="105956.091240704" calcext:value-type="currency">
            <text:p>$105,956</text:p>
          </table:table-cell>
          <table:table-cell table:style-name="ce3" table:number-columns-repeated="2"/>
          <table:table-cell table:style-name="ce102" table:formula="of:=SUM([.N77:.N157])+[.N74]" office:value-type="currency" office:currency="USD" office:value="89166.2693" calcext:value-type="currency">
            <text:p>$89,166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9]" office:value-type="currency" office:currency="USD" office:value="423.824364962817" calcext:value-type="currency">
            <text:p>$423.82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63]*(0.0925+0.05)" office:value-type="currency" office:currency="USD" office:value="60.3949720072014" calcext:value-type="currency">
            <text:p>$60.39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43]" office:value-type="currency" office:currency="USD" office:value="23.164295" calcext:value-type="currency">
            <text:p>$23.16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63:.J166])" office:value-type="currency" office:currency="USD" office:value="507.383631970019" calcext:value-type="currency">
            <text:p>$507.38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  <text:p>per LiBCM</text:p>
          </table:table-cell>
          <table:table-cell table:style-name="ce64" table:formula="of:=[.J169]-[.J167]" office:value-type="currency" office:currency="USD" office:value="692.616368029981" calcext:value-type="currency">
            <text:p>$692.62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office:value-type="string" calcext:value-type="string">
            <text:p>#LiBCMs</text:p>
            <text:p>Sold (QTY)</text:p>
          </table:table-cell>
          <table:table-cell table:style-name="ce77" office:value-type="float" office:value="67" calcext:value-type="float">
            <text:p>6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Default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-[.N159]+[.J169]*[.J172]" office:value-type="currency" office:currency="USD" office:value="-8766.2693" calcext:value-type="currency">
            <text:p>-$8,766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71]*[.K1]" office:value-type="currency" office:currency="USD" office:value="173154.092007495" calcext:value-type="currency">
            <text:p>$173,154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Unused Heatsinks</text:p>
          </table:table-cell>
          <table:table-cell table:style-name="ce38" office:value-type="currency" office:currency="USD" office:value="212.21" calcext:value-type="currency">
            <text:p>$212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3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64:.E239])" office:value-type="currency" office:currency="USD" office:value="5791.07375" calcext:value-type="currency">
            <text:p>$5,791.0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41]/[.K1]" office:value-type="currency" office:currency="USD" office:value="23.164295" calcext:value-type="currency">
            <text:p>$23.16</text:p>
          </table:table-cell>
          <table:table-cell table:number-columns-repeated="1019"/>
        </table:table-row>
        <table:table-row table:style-name="ro3" table:number-rows-repeated="10483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40"/>
        <table:table-column table:style-name="co17" table:default-cell-style-name="ce140"/>
        <table:table-column table:style-name="co17" table:number-columns-repeated="2" table:default-cell-style-name="ce56"/>
        <table:table-column table:style-name="co25" table:default-cell-style-name="ce159"/>
        <table:table-column table:style-name="co17" table:default-cell-style-name="ce68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89"/>
          <table:table-cell table:style-name="ce107"/>
          <table:table-cell table:style-name="ce89"/>
          <table:table-cell table:style-name="ce107"/>
          <table:table-cell table:style-name="ce123"/>
          <table:table-cell/>
          <table:table-cell table:style-name="ce126" table:number-columns-repeated="2"/>
          <table:table-cell table:style-name="ce155" office:value-type="float" office:value="100" calcext:value-type="float">
            <text:p>100</text:p>
          </table:table-cell>
          <table:table-cell table:style-name="ce107" table:number-columns-repeated="2"/>
          <table:table-cell table:style-name="ce158"/>
          <table:table-cell table:style-name="ce175"/>
          <table:table-cell table:style-name="ce107"/>
          <table:table-cell table:style-name="ce123"/>
          <table:table-cell table:style-name="ce18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7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7" office:value-type="string" calcext:value-type="string">
            <text:p>Part Height</text:p>
          </table:table-cell>
          <table:table-cell table:style-name="ce123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6" office:value-type="string" calcext:value-type="string">
            <text:p>$/</text:p>
            <text:p>Part</text:p>
          </table:table-cell>
          <table:table-cell table:style-name="ce126" office:value-type="string" calcext:value-type="string">
            <text:p>$/</text:p>
            <text:p>LiBCM</text:p>
          </table:table-cell>
          <table:table-cell table:style-name="ce126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7" office:value-type="string" calcext:value-type="string">
            <text:p>QTY</text:p>
            <text:p>needed</text:p>
            <text:p>For n LiBCMs</text:p>
          </table:table-cell>
          <table:table-cell table:style-name="ce107" office:value-type="string" calcext:value-type="string">
            <text:p>QTY on hand</text:p>
          </table:table-cell>
          <table:table-cell table:style-name="ce158" office:value-type="string" calcext:value-type="string">
            <text:p>$ spent</text:p>
            <text:p>thus far</text:p>
          </table:table-cell>
          <table:table-cell table:style-name="ce175" office:value-type="string" calcext:value-type="string">
            <text:p>Additional</text:p>
            <text:p>QTY to order for</text:p>
            <text:p>n PCBs</text:p>
          </table:table-cell>
          <table:table-cell table:style-name="ce107" office:value-type="string" calcext:value-type="string">
            <text:p>QTY ordered</text:p>
          </table:table-cell>
          <table:table-cell table:style-name="ce187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32-10493-ND</text:p>
          </table:table-cell>
          <table:table-cell table:style-name="ce56" office:value-type="string" calcext:value-type="string">
            <text:p>M6-1.0x45</text:p>
          </table:table-cell>
          <table:table-cell table:style-name="ce90" office:value-type="string" calcext:value-type="string">
            <text:p>45mm</text:p>
          </table:table-cell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56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93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47 Ah FoMoCo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7" table:number-columns-repeated="3" table:default-cell-style-name="Default"/>
        <table:table-row table:style-name="ro5">
          <table:table-cell office:value-type="string" calcext:value-type="string">
            <text:p>Item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QTY purchased</text:p>
          </table:table-cell>
          <table:table-cell office:value-type="string" calcext:value-type="string">
            <text:p>Where purchased</text:p>
          </table:table-cell>
          <table:table-cell office:value-type="string" calcext:value-type="string">
            <text:p>Purchase</text:p>
            <text:p>Price</text:p>
          </table:table-cell>
          <table:table-cell office:value-type="string" calcext:value-type="string">
            <text:p>$/item</text:p>
          </table:table-cell>
          <table:table-cell office:value-type="string" calcext:value-type="string">
            <text:p>$/LiBCM</text:p>
          </table:table-cell>
        </table:table-row>
        <table:table-row table:style-name="ro3">
          <table:table-cell office:value-type="string" calcext:value-type="string">
            <text:p>Threaded Standoff</text:p>
          </table:table-cell>
          <table:table-cell office:value-type="string" calcext:value-type="string">
            <text:p>2317-2520-S-12</text:p>
          </table:table-cell>
          <table:table-cell office:value-type="string" calcext:value-type="string">
            <text:p>1/4-20, 31.75 mm lo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ewark</text:p>
          </table:table-cell>
          <table:table-cell table:formula="of:=92.52" office:value-type="float" office:value="92.52" calcext:value-type="float">
            <text:p>92.52</text:p>
          </table:table-cell>
          <table:table-cell table:formula="of:=[.F2]/[.D2]" office:value-type="float" office:value="0.514" calcext:value-type="float">
            <text:p>0.51</text:p>
          </table:table-cell>
          <table:table-cell table:formula="of:=[.G2]*8" office:value-type="float" office:value="4.112" calcext:value-type="float">
            <text:p>4.11</text:p>
          </table:table-cell>
        </table:table-row>
        <table:table-row table:style-name="ro3">
          <table:table-cell office:value-type="string" calcext:value-type="string">
            <text:p>1/4-20 Bolt @ 3.75"</text:p>
          </table:table-cell>
          <table:table-cell office:value-type="string" calcext:value-type="string"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LiBCM BOM'.C2:'LiBCM BOM'.F8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00:48:07.898711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17T03:57:18.797602586</dc:date>
    <meta:generator>LibreOffice/7.1.7.2$MacOSX_X86_64 LibreOffice_project/c6a4e3954236145e2acb0b65f68614365aeee33f</meta:generator>
    <meta:editing-duration>P6DT1H21M51S</meta:editing-duration>
    <meta:editing-cycles>314</meta:editing-cycles>
    <meta:document-statistic meta:table-count="3" meta:cell-count="2325" meta:object-count="0"/>
  </office:meta>
</office:document-meta>
</file>